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0-03-1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5-11-0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2-1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5-10-17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0-05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0-03-15</text:p>
          </table:table-cell>
        </table:table-row>
        <table:table-row table:style-name="ro1">
          <table:table-cell office:value-type="string" calcext:value-type="string">
            <text:p><text:a xlink:href="javascript:sym(3413)" xlink:type="simple">Acapulco</text:a> (Acapulco de Juárez)</text:p>
          </table:table-cell>
          <table:table-cell office:value-type="string" calcext:value-type="string">
            <text:p>GRO</text:p>
          </table:table-cell>
          <table:table-cell office:value-type="float" office:value="515374" calcext:value-type="float">
            <text:p>515374</text:p>
          </table:table-cell>
          <table:table-cell office:value-type="float" office:value="592528" calcext:value-type="float">
            <text:p>592528</text:p>
          </table:table-cell>
          <table:table-cell office:value-type="float" office:value="621151" calcext:value-type="float">
            <text:p>621151</text:p>
          </table:table-cell>
          <table:table-cell office:value-type="float" office:value="617374" calcext:value-type="float">
            <text:p>617374</text:p>
          </table:table-cell>
          <table:table-cell office:value-type="float" office:value="674764" calcext:value-type="float">
            <text:p>674764</text:p>
          </table:table-cell>
          <table:table-cell office:value-type="float" office:value="658609" calcext:value-type="float">
            <text:p>658609</text:p>
          </table:table-cell>
        </table:table-row>
        <table:table-row table:style-name="ro2">
          <table:table-cell office:value-type="string" calcext:value-type="string">
            <text:p><text:a xlink:href="javascript:sym(3414)" xlink:type="simple">Aguascalientes</text:a></text:p>
          </table:table-cell>
          <table:table-cell office:value-type="string" calcext:value-type="string">
            <text:p>AGS</text:p>
          </table:table-cell>
          <table:table-cell office:value-type="float" office:value="440425" calcext:value-type="float">
            <text:p>440425</text:p>
          </table:table-cell>
          <table:table-cell office:value-type="float" office:value="537523" calcext:value-type="float">
            <text:p>537523</text:p>
          </table:table-cell>
          <table:table-cell office:value-type="float" office:value="594853" calcext:value-type="float">
            <text:p>594853</text:p>
          </table:table-cell>
          <table:table-cell office:value-type="float" office:value="665236" calcext:value-type="float">
            <text:p>665236</text:p>
          </table:table-cell>
          <table:table-cell office:value-type="float" office:value="729380" calcext:value-type="float">
            <text:p>729380</text:p>
          </table:table-cell>
          <table:table-cell office:value-type="float" office:value="863893" calcext:value-type="float">
            <text:p>863893</text:p>
          </table:table-cell>
        </table:table-row>
        <table:table-row table:style-name="ro2">
          <table:table-cell office:value-type="string" calcext:value-type="string">
            <text:p><text:a xlink:href="javascript:sym(10118)" xlink:type="simple">Apatzingán de la Constitución</text:a></text:p>
          </table:table-cell>
          <table:table-cell office:value-type="string" calcext:value-type="string">
            <text:p>MIC</text:p>
          </table:table-cell>
          <table:table-cell office:value-type="float" office:value="76643" calcext:value-type="float">
            <text:p>76643</text:p>
          </table:table-cell>
          <table:table-cell office:value-type="float" office:value="89834" calcext:value-type="float">
            <text:p>89834</text:p>
          </table:table-cell>
          <table:table-cell office:value-type="float" office:value="94022" calcext:value-type="float">
            <text:p>94022</text:p>
          </table:table-cell>
          <table:table-cell office:value-type="float" office:value="93734" calcext:value-type="float">
            <text:p>93734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2362" calcext:value-type="float">
            <text:p>102362</text:p>
          </table:table-cell>
        </table:table-row>
        <table:table-row table:style-name="ro2">
          <table:table-cell office:value-type="string" calcext:value-type="string">
            <text:p><text:a xlink:href="javascript:sym(10089)" xlink:type="simple">Buenavista</text:a></text:p>
          </table:table-cell>
          <table:table-cell office:value-type="string" calcext:value-type="string">
            <text:p>MEX</text:p>
          </table:table-cell>
          <table:table-cell office:value-type="float" office:value="114653" calcext:value-type="float">
            <text:p>114653</text:p>
          </table:table-cell>
          <table:table-cell office:value-type="float" office:value="160596" calcext:value-type="float">
            <text:p>160596</text:p>
          </table:table-cell>
          <table:table-cell office:value-type="float" office:value="193707" calcext:value-type="float">
            <text:p>193707</text:p>
          </table:table-cell>
          <table:table-cell office:value-type="float" office:value="198404" calcext:value-type="float">
            <text:p>198404</text:p>
          </table:table-cell>
          <table:table-cell office:value-type="float" office:value="206081" calcext:value-type="float">
            <text:p>206081</text:p>
          </table:table-cell>
          <table:table-cell office:value-type="float" office:value="216776" calcext:value-type="float">
            <text:p>216776</text:p>
          </table:table-cell>
        </table:table-row>
        <table:table-row table:style-name="ro2">
          <table:table-cell office:value-type="string" calcext:value-type="string">
            <text:p><text:a xlink:href="javascript:sym(20052)" xlink:type="simple">Cabo San Lucas</text:a></text:p>
          </table:table-cell>
          <table:table-cell office:value-type="string" calcext:value-type="string">
            <text:p>BCS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...</text:p>
          </table:table-cell>
          <table:table-cell office:value-type="float" office:value="48641" calcext:value-type="float">
            <text:p>48641</text:p>
          </table:table-cell>
          <table:table-cell office:value-type="float" office:value="89265" calcext:value-type="float">
            <text:p>89265</text:p>
          </table:table-cell>
          <table:table-cell office:value-type="float" office:value="131770" calcext:value-type="float">
            <text:p>131770</text:p>
          </table:table-cell>
          <table:table-cell office:value-type="float" office:value="202694" calcext:value-type="float">
            <text:p>202694</text:p>
          </table:table-cell>
        </table:table-row>
        <table:table-row table:style-name="ro3">
          <table:table-cell office:value-type="string" calcext:value-type="string">
            <text:p><text:a xlink:href="javascript:sym(3416)" xlink:type="simple">Campeche</text:a> (San Francisco de Campeche)</text:p>
          </table:table-cell>
          <table:table-cell office:value-type="string" calcext:value-type="string">
            <text:p>CAM</text:p>
          </table:table-cell>
          <table:table-cell office:value-type="float" office:value="150518" calcext:value-type="float">
            <text:p>150518</text:p>
          </table:table-cell>
          <table:table-cell office:value-type="float" office:value="178160" calcext:value-type="float">
            <text:p>178160</text:p>
          </table:table-cell>
          <table:table-cell office:value-type="float" office:value="190813" calcext:value-type="float">
            <text:p>190813</text:p>
          </table:table-cell>
          <table:table-cell office:value-type="float" office:value="211678" calcext:value-type="float">
            <text:p>211678</text:p>
          </table:table-cell>
          <table:table-cell office:value-type="float" office:value="220490" calcext:value-type="float">
            <text:p>220490</text:p>
          </table:table-cell>
          <table:table-cell office:value-type="float" office:value="249623" calcext:value-type="float">
            <text:p>249623</text:p>
          </table:table-cell>
        </table:table-row>
        <table:table-row table:style-name="ro2">
          <table:table-cell office:value-type="string" calcext:value-type="string">
            <text:p><text:a xlink:href="javascript:sym(3488)" xlink:type="simple">Cancún</text:a></text:p>
          </table:table-cell>
          <table:table-cell office:value-type="string" calcext:value-type="string">
            <text:p>QTR</text:p>
          </table:table-cell>
          <table:table-cell office:value-type="float" office:value="167730" calcext:value-type="float">
            <text:p>167730</text:p>
          </table:table-cell>
          <table:table-cell office:value-type="float" office:value="297183" calcext:value-type="float">
            <text:p>297183</text:p>
          </table:table-cell>
          <table:table-cell office:value-type="float" office:value="400541" calcext:value-type="float">
            <text:p>400541</text:p>
          </table:table-cell>
          <table:table-cell office:value-type="float" office:value="543540" calcext:value-type="float">
            <text:p>543540</text:p>
          </table:table-cell>
          <table:table-cell office:value-type="float" office:value="628306" calcext:value-type="float">
            <text:p>628306</text:p>
          </table:table-cell>
          <table:table-cell office:value-type="float" office:value="888797" calcext:value-type="float">
            <text:p>888797</text:p>
          </table:table-cell>
        </table:table-row>
        <table:table-row table:style-name="ro2">
          <table:table-cell office:value-type="string" calcext:value-type="string">
            <text:p><text:a xlink:href="javascript:sym(3417)" xlink:type="simple">Celaya</text:a></text:p>
          </table:table-cell>
          <table:table-cell office:value-type="string" calcext:value-type="string">
            <text:p>GTO</text:p>
          </table:table-cell>
          <table:table-cell office:value-type="float" office:value="214856" calcext:value-type="float">
            <text:p>214856</text:p>
          </table:table-cell>
          <table:table-cell office:value-type="float" office:value="251724" calcext:value-type="float">
            <text:p>251724</text:p>
          </table:table-cell>
          <table:table-cell office:value-type="float" office:value="279838" calcext:value-type="float">
            <text:p>279838</text:p>
          </table:table-cell>
          <table:table-cell office:value-type="float" office:value="312737" calcext:value-type="float">
            <text:p>312737</text:p>
          </table:table-cell>
          <table:table-cell office:value-type="float" office:value="344757" calcext:value-type="float">
            <text:p>344757</text:p>
          </table:table-cell>
          <table:table-cell office:value-type="float" office:value="378143" calcext:value-type="float">
            <text:p>378143</text:p>
          </table:table-cell>
        </table:table-row>
        <table:table-row table:style-name="ro2">
          <table:table-cell office:value-type="string" calcext:value-type="string">
            <text:p><text:a xlink:href="javascript:sym(3489)" xlink:type="simple">Chalco de Díaz Covarrubias</text:a>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...</text:p>
          </table:table-cell>
          <table:table-cell office:value-type="float" office:value="96978" calcext:value-type="float">
            <text:p>96978</text:p>
          </table:table-cell>
          <table:table-cell office:value-type="float" office:value="125027" calcext:value-type="float">
            <text:p>125027</text:p>
          </table:table-cell>
          <table:table-cell office:value-type="float" office:value="146395" calcext:value-type="float">
            <text:p>146395</text:p>
          </table:table-cell>
          <table:table-cell office:value-type="float" office:value="168720" calcext:value-type="float">
            <text:p>168720</text:p>
          </table:table-cell>
          <table:table-cell office:value-type="float" office:value="174704" calcext:value-type="float">
            <text:p>174704</text:p>
          </table:table-cell>
        </table:table-row>
        <table:table-row table:style-name="ro1">
          <table:table-cell office:value-type="string" calcext:value-type="string">
            <text:p><text:a xlink:href="javascript:sym(10129)" xlink:type="simple">Chetumal</text:a> (Othón P. Blanco)</text:p>
          </table:table-cell>
          <table:table-cell office:value-type="string" calcext:value-type="string">
            <text:p>QTR</text:p>
          </table:table-cell>
          <table:table-cell office:value-type="float" office:value="94158" calcext:value-type="float">
            <text:p>94158</text:p>
          </table:table-cell>
          <table:table-cell office:value-type="float" office:value="115152" calcext:value-type="float">
            <text:p>115152</text:p>
          </table:table-cell>
          <table:table-cell office:value-type="float" office:value="121610" calcext:value-type="float">
            <text:p>121610</text:p>
          </table:table-cell>
          <table:table-cell office:value-type="float" office:value="136886" calcext:value-type="float">
            <text:p>136886</text:p>
          </table:table-cell>
          <table:table-cell office:value-type="float" office:value="151277" calcext:value-type="float">
            <text:p>151277</text:p>
          </table:table-cell>
          <table:table-cell office:value-type="float" office:value="169028" calcext:value-type="float">
            <text:p>169028</text:p>
          </table:table-cell>
        </table:table-row>
        <table:table-row table:style-name="ro2">
          <table:table-cell office:value-type="string" calcext:value-type="string">
            <text:p><text:a xlink:href="javascript:sym(11658)" xlink:type="simple">Chicoloapan de Juárez</text:a></text:p>
          </table:table-cell>
          <table:table-cell office:value-type="string" calcext:value-type="string">
            <text:p>MEX</text:p>
          </table:table-cell>
          <table:table-cell office:value-type="float" office:value="57306" calcext:value-type="float">
            <text:p>57306</text:p>
          </table:table-cell>
          <table:table-cell office:value-type="float" office:value="70959" calcext:value-type="float">
            <text:p>70959</text:p>
          </table:table-cell>
          <table:table-cell office:value-type="float" office:value="77101" calcext:value-type="float">
            <text:p>77101</text:p>
          </table:table-cell>
          <table:table-cell office:value-type="float" office:value="168591" calcext:value-type="float">
            <text:p>168591</text:p>
          </table:table-cell>
          <table:table-cell office:value-type="float" office:value="172919" calcext:value-type="float">
            <text:p>172919</text:p>
          </table:table-cell>
          <table:table-cell office:value-type="float" office:value="193532" calcext:value-type="float">
            <text:p>193532</text:p>
          </table:table-cell>
        </table:table-row>
        <table:table-row table:style-name="ro2">
          <table:table-cell office:value-type="string" calcext:value-type="string">
            <text:p><text:a xlink:href="javascript:sym(3418)" xlink:type="simple">Chihuahua</text:a></text:p>
          </table:table-cell>
          <table:table-cell office:value-type="string" calcext:value-type="string">
            <text:p>CHI</text:p>
          </table:table-cell>
          <table:table-cell office:value-type="float" office:value="516153" calcext:value-type="float">
            <text:p>516153</text:p>
          </table:table-cell>
          <table:table-cell office:value-type="float" office:value="613722" calcext:value-type="float">
            <text:p>613722</text:p>
          </table:table-cell>
          <table:table-cell office:value-type="float" office:value="658650" calcext:value-type="float">
            <text:p>658650</text:p>
          </table:table-cell>
          <table:table-cell office:value-type="float" office:value="750094" calcext:value-type="float">
            <text:p>750094</text:p>
          </table:table-cell>
          <table:table-cell office:value-type="float" office:value="809685" calcext:value-type="float">
            <text:p>809685</text:p>
          </table:table-cell>
          <table:table-cell office:value-type="float" office:value="925762" calcext:value-type="float">
            <text:p>925762</text:p>
          </table:table-cell>
        </table:table-row>
        <table:table-row table:style-name="ro2">
          <table:table-cell office:value-type="string" calcext:value-type="string">
            <text:p><text:a xlink:href="javascript:sym(8140)" xlink:type="simple">Chilpancingo de los Bravo</text:a></text:p>
          </table:table-cell>
          <table:table-cell office:value-type="string" calcext:value-type="string">
            <text:p>GRO</text:p>
          </table:table-cell>
          <table:table-cell office:value-type="float" office:value="97165" calcext:value-type="float">
            <text:p>97165</text:p>
          </table:table-cell>
          <table:table-cell office:value-type="float" office:value="123475" calcext:value-type="float">
            <text:p>123475</text:p>
          </table:table-cell>
          <table:table-cell office:value-type="float" office:value="142809" calcext:value-type="float">
            <text:p>142809</text:p>
          </table:table-cell>
          <table:table-cell office:value-type="float" office:value="167300" calcext:value-type="float">
            <text:p>167300</text:p>
          </table:table-cell>
          <table:table-cell office:value-type="float" office:value="187619" calcext:value-type="float">
            <text:p>187619</text:p>
          </table:table-cell>
          <table:table-cell office:value-type="float" office:value="225728" calcext:value-type="float">
            <text:p>225728</text:p>
          </table:table-cell>
        </table:table-row>
        <table:table-row table:style-name="ro2">
          <table:table-cell office:value-type="string" calcext:value-type="string">
            <text:p><text:a xlink:href="javascript:sym(3490)" xlink:type="simple">Chimalhuacán</text:a></text:p>
          </table:table-cell>
          <table:table-cell office:value-type="string" calcext:value-type="string">
            <text:p>MEX</text:p>
          </table:table-cell>
          <table:table-cell office:value-type="float" office:value="235587" calcext:value-type="float">
            <text:p>235587</text:p>
          </table:table-cell>
          <table:table-cell office:value-type="float" office:value="410031" calcext:value-type="float">
            <text:p>410031</text:p>
          </table:table-cell>
          <table:table-cell office:value-type="float" office:value="482530" calcext:value-type="float">
            <text:p>482530</text:p>
          </table:table-cell>
          <table:table-cell office:value-type="float" office:value="524495" calcext:value-type="float">
            <text:p>524495</text:p>
          </table:table-cell>
          <table:table-cell office:value-type="float" office:value="612383" calcext:value-type="float">
            <text:p>612383</text:p>
          </table:table-cell>
          <table:table-cell office:value-type="float" office:value="703215" calcext:value-type="float">
            <text:p>703215</text:p>
          </table:table-cell>
        </table:table-row>
        <table:table-row table:style-name="ro2">
          <table:table-cell office:value-type="string" calcext:value-type="string">
            <text:p><text:a xlink:href="javascript:sym(11664)" xlink:type="simple">Cholula de Rivadavia</text:a></text:p>
          </table:table-cell>
          <table:table-cell office:value-type="string" calcext:value-type="string">
            <text:p>PUE</text:p>
          </table:table-cell>
          <table:table-cell office:value-type="float" office:value="53673" calcext:value-type="float">
            <text:p>53673</text:p>
          </table:table-cell>
          <table:table-cell office:value-type="float" office:value="62259" calcext:value-type="float">
            <text:p>62259</text:p>
          </table:table-cell>
          <table:table-cell office:value-type="float" office:value="70715" calcext:value-type="float">
            <text:p>70715</text:p>
          </table:table-cell>
          <table:table-cell office:value-type="float" office:value="83160" calcext:value-type="float">
            <text:p>83160</text:p>
          </table:table-cell>
          <table:table-cell office:value-type="float" office:value="87897" calcext:value-type="float">
            <text:p>87897</text:p>
          </table:table-cell>
          <table:table-cell office:value-type="float" office:value="102260" calcext:value-type="float">
            <text:p>102260</text:p>
          </table:table-cell>
        </table:table-row>
        <table:table-row table:style-name="ro2">
          <table:table-cell office:value-type="string" calcext:value-type="string">
            <text:p><text:a xlink:href="javascript:sym(11645)" xlink:type="simple">Ciudad Acuña</text:a></text:p>
          </table:table-cell>
          <table:table-cell office:value-type="string" calcext:value-type="string">
            <text:p>COA</text:p>
          </table:table-cell>
          <table:table-cell office:value-type="float" office:value="52983" calcext:value-type="float">
            <text:p>52983</text:p>
          </table:table-cell>
          <table:table-cell office:value-type="float" office:value="79211" calcext:value-type="float">
            <text:p>79211</text:p>
          </table:table-cell>
          <table:table-cell office:value-type="float" office:value="108191" calcext:value-type="float">
            <text:p>108191</text:p>
          </table:table-cell>
          <table:table-cell office:value-type="float" office:value="124558" calcext:value-type="float">
            <text:p>124558</text:p>
          </table:table-cell>
          <table:table-cell office:value-type="float" office:value="134286" calcext:value-type="float">
            <text:p>134286</text:p>
          </table:table-cell>
          <table:table-cell office:value-type="float" office:value="160225" calcext:value-type="float">
            <text:p>160225</text:p>
          </table:table-cell>
        </table:table-row>
        <table:table-row table:style-name="ro2">
          <table:table-cell office:value-type="string" calcext:value-type="string">
            <text:p><text:a xlink:href="javascript:sym(3419)" xlink:type="simple">Ciudad Apodaca</text:a></text:p>
          </table:table-cell>
          <table:table-cell office:value-type="string" calcext:value-type="string">
            <text:p>NLN</text:p>
          </table:table-cell>
          <table:table-cell office:value-type="float" office:value="103364" calcext:value-type="float">
            <text:p>103364</text:p>
          </table:table-cell>
          <table:table-cell office:value-type="float" office:value="212118" calcext:value-type="float">
            <text:p>212118</text:p>
          </table:table-cell>
          <table:table-cell office:value-type="float" office:value="270380" calcext:value-type="float">
            <text:p>270380</text:p>
          </table:table-cell>
          <table:table-cell office:value-type="float" office:value="393253" calcext:value-type="float">
            <text:p>393253</text:p>
          </table:table-cell>
          <table:table-cell office:value-type="float" office:value="467185" calcext:value-type="float">
            <text:p>467185</text:p>
          </table:table-cell>
          <table:table-cell office:value-type="float" office:value="536436" calcext:value-type="float">
            <text:p>536436</text:p>
          </table:table-cell>
        </table:table-row>
        <table:table-row table:style-name="ro2">
          <table:table-cell office:value-type="string" calcext:value-type="string">
            <text:p><text:a xlink:href="javascript:sym(24851)" xlink:type="simple">Ciudad Benito Juárez</text:a></text:p>
          </table:table-cell>
          <table:table-cell office:value-type="string" calcext:value-type="string">
            <text:p>NL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283" calcext:value-type="float">
            <text:p>13283</text:p>
          </table:table-cell>
          <table:table-cell office:value-type="float" office:value="78671" calcext:value-type="float">
            <text:p>78671</text:p>
          </table:table-cell>
          <table:table-cell office:value-type="float" office:value="151958" calcext:value-type="float">
            <text:p>151958</text:p>
          </table:table-cell>
          <table:table-cell office:value-type="float" office:value="308285" calcext:value-type="float">
            <text:p>308285</text:p>
          </table:table-cell>
        </table:table-row>
        <table:table-row table:style-name="ro2">
          <table:table-cell office:value-type="string" calcext:value-type="string">
            <text:p><text:a xlink:href="javascript:sym(10090)" xlink:type="simple">Ciudad del Carmen</text:a></text:p>
          </table:table-cell>
          <table:table-cell office:value-type="string" calcext:value-type="string">
            <text:p>CAM</text:p>
          </table:table-cell>
          <table:table-cell office:value-type="float" office:value="83806" calcext:value-type="float">
            <text:p>83806</text:p>
          </table:table-cell>
          <table:table-cell office:value-type="float" office:value="114360" calcext:value-type="float">
            <text:p>114360</text:p>
          </table:table-cell>
          <table:table-cell office:value-type="float" office:value="126024" calcext:value-type="float">
            <text:p>126024</text:p>
          </table:table-cell>
          <table:table-cell office:value-type="float" office:value="154324" calcext:value-type="float">
            <text:p>154324</text:p>
          </table:table-cell>
          <table:table-cell office:value-type="float" office:value="169577" calcext:value-type="float">
            <text:p>169577</text:p>
          </table:table-cell>
          <table:table-cell office:value-type="float" office:value="191238" calcext:value-type="float">
            <text:p>191238</text:p>
          </table:table-cell>
        </table:table-row>
        <table:table-row table:style-name="ro1">
          <table:table-cell office:value-type="string" calcext:value-type="string">
            <text:p><text:a xlink:href="javascript:sym(3420)" xlink:type="simple">Ciudad de México</text:a> [Mexico City]</text:p>
          </table:table-cell>
          <table:table-cell office:value-type="string" calcext:value-type="string">
            <text:p>CMX</text:p>
          </table:table-cell>
          <table:table-cell office:value-type="float" office:value="8092449" calcext:value-type="float">
            <text:p>8092449</text:p>
          </table:table-cell>
          <table:table-cell office:value-type="float" office:value="8367787" calcext:value-type="float">
            <text:p>8367787</text:p>
          </table:table-cell>
          <table:table-cell office:value-type="float" office:value="8392589" calcext:value-type="float">
            <text:p>8392589</text:p>
          </table:table-cell>
          <table:table-cell office:value-type="float" office:value="8465692" calcext:value-type="float">
            <text:p>8465692</text:p>
          </table:table-cell>
          <table:table-cell office:value-type="float" office:value="8556222" calcext:value-type="float">
            <text:p>8556222</text:p>
          </table:table-cell>
          <table:table-cell office:value-type="float" office:value="8843706" calcext:value-type="float">
            <text:p>8843706</text:p>
          </table:table-cell>
        </table:table-row>
        <table:table-row table:style-name="ro2">
          <table:table-cell office:value-type="string" calcext:value-type="string">
            <text:p><text:a xlink:href="javascript:sym(11656)" xlink:type="simple">Ciudad Guzmán</text:a></text:p>
          </table:table-cell>
          <table:table-cell office:value-type="string" calcext:value-type="string">
            <text:p>JAL</text:p>
          </table:table-cell>
          <table:table-cell office:value-type="float" office:value="72619" calcext:value-type="float">
            <text:p>72619</text:p>
          </table:table-cell>
          <table:table-cell office:value-type="float" office:value="81720" calcext:value-type="float">
            <text:p>81720</text:p>
          </table:table-cell>
          <table:table-cell office:value-type="float" office:value="85237" calcext:value-type="float">
            <text:p>85237</text:p>
          </table:table-cell>
          <table:table-cell office:value-type="float" office:value="93902" calcext:value-type="float">
            <text:p>93902</text:p>
          </table:table-cell>
          <table:table-cell office:value-type="float" office:value="97750" calcext:value-type="float">
            <text:p>97750</text:p>
          </table:table-cell>
          <table:table-cell office:value-type="float" office:value="111975" calcext:value-type="float">
            <text:p>111975</text:p>
          </table:table-cell>
        </table:table-row>
        <table:table-row table:style-name="ro4">
          <table:table-cell office:value-type="string" calcext:value-type="string">
            <text:p><text:a xlink:href="javascript:sym(3422)" xlink:type="simple">Ciudad Juárez</text:a> (Juárez)</text:p>
          </table:table-cell>
          <table:table-cell office:value-type="string" calcext:value-type="string">
            <text:p>CHI</text:p>
          </table:table-cell>
          <table:table-cell office:value-type="float" office:value="789522" calcext:value-type="float">
            <text:p>789522</text:p>
          </table:table-cell>
          <table:table-cell office:value-type="float" office:value="995770" calcext:value-type="float">
            <text:p>995770</text:p>
          </table:table-cell>
          <table:table-cell office:value-type="float" office:value="1187340" calcext:value-type="float">
            <text:p>1187340</text:p>
          </table:table-cell>
          <table:table-cell office:value-type="float" office:value="1302495" calcext:value-type="float">
            <text:p>1302495</text:p>
          </table:table-cell>
          <table:table-cell office:value-type="float" office:value="1321015" calcext:value-type="float">
            <text:p>1321015</text:p>
          </table:table-cell>
          <table:table-cell office:value-type="float" office:value="1501551" calcext:value-type="float">
            <text:p>1501551</text:p>
          </table:table-cell>
        </table:table-row>
        <table:table-row table:style-name="ro2">
          <table:table-cell office:value-type="string" calcext:value-type="string">
            <text:p><text:a xlink:href="javascript:sym(3415)" xlink:type="simple">Ciudad López Mateos</text:a></text:p>
          </table:table-cell>
          <table:table-cell office:value-type="string" calcext:value-type="string">
            <text:p>MEX</text:p>
          </table:table-cell>
          <table:table-cell office:value-type="float" office:value="315059" calcext:value-type="float">
            <text:p>315059</text:p>
          </table:table-cell>
          <table:table-cell office:value-type="float" office:value="427192" calcext:value-type="float">
            <text:p>427192</text:p>
          </table:table-cell>
          <table:table-cell office:value-type="float" office:value="467655" calcext:value-type="float">
            <text:p>467655</text:p>
          </table:table-cell>
          <table:table-cell office:value-type="float" office:value="471921" calcext:value-type="float">
            <text:p>471921</text:p>
          </table:table-cell>
          <table:table-cell office:value-type="float" office:value="489160" calcext:value-type="float">
            <text:p>489160</text:p>
          </table:table-cell>
          <table:table-cell office:value-type="float" office:value="523065" calcext:value-type="float">
            <text:p>523065</text:p>
          </table:table-cell>
        </table:table-row>
        <table:table-row table:style-name="ro2">
          <table:table-cell office:value-type="string" calcext:value-type="string">
            <text:p><text:a xlink:href="javascript:sym(3423)" xlink:type="simple">Ciudad Madero</text:a></text:p>
          </table:table-cell>
          <table:table-cell office:value-type="string" calcext:value-type="string">
            <text:p>TAM</text:p>
          </table:table-cell>
          <table:table-cell office:value-type="float" office:value="160331" calcext:value-type="float">
            <text:p>160331</text:p>
          </table:table-cell>
          <table:table-cell office:value-type="float" office:value="171091" calcext:value-type="float">
            <text:p>171091</text:p>
          </table:table-cell>
          <table:table-cell office:value-type="float" office:value="182325" calcext:value-type="float">
            <text:p>182325</text:p>
          </table:table-cell>
          <table:table-cell office:value-type="float" office:value="193045" calcext:value-type="float">
            <text:p>193045</text:p>
          </table:table-cell>
          <table:table-cell office:value-type="float" office:value="197216" calcext:value-type="float">
            <text:p>197216</text:p>
          </table:table-cell>
          <table:table-cell office:value-type="float" office:value="205933" calcext:value-type="float">
            <text:p>205933</text:p>
          </table:table-cell>
        </table:table-row>
        <table:table-row table:style-name="ro2">
          <table:table-cell office:value-type="string" calcext:value-type="string">
            <text:p><text:a xlink:href="javascript:sym(3496)" xlink:type="simple">Ciudad Nicolás Romero</text:a></text:p>
          </table:table-cell>
          <table:table-cell office:value-type="string" calcext:value-type="string">
            <text:p>MEX</text:p>
          </table:table-cell>
          <table:table-cell office:value-type="float" office:value="146342" calcext:value-type="float">
            <text:p>146342</text:p>
          </table:table-cell>
          <table:table-cell office:value-type="float" office:value="192534" calcext:value-type="float">
            <text:p>192534</text:p>
          </table:table-cell>
          <table:table-cell office:value-type="float" office:value="216192" calcext:value-type="float">
            <text:p>216192</text:p>
          </table:table-cell>
          <table:table-cell office:value-type="float" office:value="242798" calcext:value-type="float">
            <text:p>242798</text:p>
          </table:table-cell>
          <table:table-cell office:value-type="float" office:value="281799" calcext:value-type="float">
            <text:p>281799</text:p>
          </table:table-cell>
          <table:table-cell office:value-type="float" office:value="323545" calcext:value-type="float">
            <text:p>323545</text:p>
          </table:table-cell>
        </table:table-row>
        <table:table-row table:style-name="ro4">
          <table:table-cell office:value-type="string" calcext:value-type="string">
            <text:p><text:a xlink:href="javascript:sym(3424)" xlink:type="simple">Ciudad Obregón</text:a> (Cajeme)</text:p>
          </table:table-cell>
          <table:table-cell office:value-type="string" calcext:value-type="string">
            <text:p>SON</text:p>
          </table:table-cell>
          <table:table-cell office:value-type="float" office:value="219980" calcext:value-type="float">
            <text:p>219980</text:p>
          </table:table-cell>
          <table:table-cell office:value-type="float" office:value="244028" calcext:value-type="float">
            <text:p>244028</text:p>
          </table:table-cell>
          <table:table-cell office:value-type="float" office:value="250826" calcext:value-type="float">
            <text:p>250826</text:p>
          </table:table-cell>
          <table:table-cell office:value-type="float" office:value="271131" calcext:value-type="float">
            <text:p>271131</text:p>
          </table:table-cell>
          <table:table-cell office:value-type="float" office:value="298698" calcext:value-type="float">
            <text:p>298698</text:p>
          </table:table-cell>
          <table:table-cell office:value-type="float" office:value="329404" calcext:value-type="float">
            <text:p>329404</text:p>
          </table:table-cell>
        </table:table-row>
        <table:table-row table:style-name="ro2">
          <table:table-cell office:value-type="string" calcext:value-type="string">
            <text:p><text:a xlink:href="javascript:sym(3468)" xlink:type="simple">Ciudad Santa Catarina</text:a></text:p>
          </table:table-cell>
          <table:table-cell office:value-type="string" calcext:value-type="string">
            <text:p>NLN</text:p>
          </table:table-cell>
          <table:table-cell office:value-type="float" office:value="162707" calcext:value-type="float">
            <text:p>162707</text:p>
          </table:table-cell>
          <table:table-cell office:value-type="float" office:value="201233" calcext:value-type="float">
            <text:p>201233</text:p>
          </table:table-cell>
          <table:table-cell office:value-type="float" office:value="226013" calcext:value-type="float">
            <text:p>226013</text:p>
          </table:table-cell>
          <table:table-cell office:value-type="float" office:value="259297" calcext:value-type="float">
            <text:p>259297</text:p>
          </table:table-cell>
          <table:table-cell office:value-type="float" office:value="268347" calcext:value-type="float">
            <text:p>268347</text:p>
          </table:table-cell>
          <table:table-cell office:value-type="float" office:value="304052" calcext:value-type="float">
            <text:p>304052</text:p>
          </table:table-cell>
        </table:table-row>
        <table:table-row table:style-name="ro2">
          <table:table-cell office:value-type="string" calcext:value-type="string">
            <text:p><text:a xlink:href="javascript:sym(10130)" xlink:type="simple">Ciudad Valles</text:a></text:p>
          </table:table-cell>
          <table:table-cell office:value-type="string" calcext:value-type="string">
            <text:p>SLP</text:p>
          </table:table-cell>
          <table:table-cell office:value-type="float" office:value="91402" calcext:value-type="float">
            <text:p>91402</text:p>
          </table:table-cell>
          <table:table-cell office:value-type="float" office:value="102226" calcext:value-type="float">
            <text:p>102226</text:p>
          </table:table-cell>
          <table:table-cell office:value-type="float" office:value="105721" calcext:value-type="float">
            <text:p>105721</text:p>
          </table:table-cell>
          <table:table-cell office:value-type="float" office:value="116261" calcext:value-type="float">
            <text:p>116261</text:p>
          </table:table-cell>
          <table:table-cell office:value-type="float" office:value="124644" calcext:value-type="float">
            <text:p>124644</text:p>
          </table:table-cell>
          <table:table-cell office:value-type="float" office:value="136351" calcext:value-type="float">
            <text:p>136351</text:p>
          </table:table-cell>
        </table:table-row>
        <table:table-row table:style-name="ro2">
          <table:table-cell office:value-type="string" calcext:value-type="string">
            <text:p><text:a xlink:href="javascript:sym(3425)" xlink:type="simple">Ciudad Victoria</text:a></text:p>
          </table:table-cell>
          <table:table-cell office:value-type="string" calcext:value-type="string">
            <text:p>TAM</text:p>
          </table:table-cell>
          <table:table-cell office:value-type="float" office:value="194996" calcext:value-type="float">
            <text:p>194996</text:p>
          </table:table-cell>
          <table:table-cell office:value-type="float" office:value="230304" calcext:value-type="float">
            <text:p>230304</text:p>
          </table:table-cell>
          <table:table-cell office:value-type="float" office:value="249149" calcext:value-type="float">
            <text:p>249149</text:p>
          </table:table-cell>
          <table:table-cell office:value-type="float" office:value="278689" calcext:value-type="float">
            <text:p>278689</text:p>
          </table:table-cell>
          <table:table-cell office:value-type="float" office:value="305234" calcext:value-type="float">
            <text:p>305234</text:p>
          </table:table-cell>
          <table:table-cell office:value-type="float" office:value="332100" calcext:value-type="float">
            <text:p>332100</text:p>
          </table:table-cell>
        </table:table-row>
        <table:table-row table:style-name="ro2">
          <table:table-cell office:value-type="string" calcext:value-type="string">
            <text:p><text:a xlink:href="javascript:sym(3426)" xlink:type="simple">Coatzacoalcos</text:a></text:p>
          </table:table-cell>
          <table:table-cell office:value-type="string" calcext:value-type="string">
            <text:p>VER</text:p>
          </table:table-cell>
          <table:table-cell office:value-type="float" office:value="198817" calcext:value-type="float">
            <text:p>198817</text:p>
          </table:table-cell>
          <table:table-cell office:value-type="float" office:value="222027" calcext:value-type="float">
            <text:p>222027</text:p>
          </table:table-cell>
          <table:table-cell office:value-type="float" office:value="225973" calcext:value-type="float">
            <text:p>225973</text:p>
          </table:table-cell>
          <table:table-cell office:value-type="float" office:value="234174" calcext:value-type="float">
            <text:p>234174</text:p>
          </table:table-cell>
          <table:table-cell office:value-type="float" office:value="235983" calcext:value-type="float">
            <text:p>235983</text:p>
          </table:table-cell>
          <table:table-cell office:value-type="float" office:value="212540" calcext:value-type="float">
            <text:p>212540</text:p>
          </table:table-cell>
        </table:table-row>
        <table:table-row table:style-name="ro2">
          <table:table-cell office:value-type="string" calcext:value-type="string">
            <text:p><text:a xlink:href="javascript:sym(3427)" xlink:type="simple">Colima</text:a></text:p>
          </table:table-cell>
          <table:table-cell office:value-type="string" calcext:value-type="string">
            <text:p>COL</text:p>
          </table:table-cell>
          <table:table-cell office:value-type="float" office:value="106967" calcext:value-type="float">
            <text:p>106967</text:p>
          </table:table-cell>
          <table:table-cell office:value-type="float" office:value="110997" calcext:value-type="float">
            <text:p>110997</text:p>
          </table:table-cell>
          <table:table-cell office:value-type="float" office:value="119639" calcext:value-type="float">
            <text:p>119639</text:p>
          </table:table-cell>
          <table:table-cell office:value-type="float" office:value="123624" calcext:value-type="float">
            <text:p>123624</text:p>
          </table:table-cell>
          <table:table-cell office:value-type="float" office:value="137502" calcext:value-type="float">
            <text:p>137502</text:p>
          </table:table-cell>
          <table:table-cell office:value-type="float" office:value="146965" calcext:value-type="float">
            <text:p>146965</text:p>
          </table:table-cell>
        </table:table-row>
        <table:table-row table:style-name="ro2">
          <table:table-cell office:value-type="string" calcext:value-type="string">
            <text:p><text:a xlink:href="javascript:sym(11644)" xlink:type="simple">Comitán de Domínguez</text:a></text:p>
          </table:table-cell>
          <table:table-cell office:value-type="string" calcext:value-type="string">
            <text:p>CHS</text:p>
          </table:table-cell>
          <table:table-cell office:value-type="float" office:value="48299" calcext:value-type="float">
            <text:p>48299</text:p>
          </table:table-cell>
          <table:table-cell office:value-type="float" office:value="62292" calcext:value-type="float">
            <text:p>62292</text:p>
          </table:table-cell>
          <table:table-cell office:value-type="float" office:value="70311" calcext:value-type="float">
            <text:p>70311</text:p>
          </table:table-cell>
          <table:table-cell office:value-type="float" office:value="83571" calcext:value-type="float">
            <text:p>83571</text:p>
          </table:table-cell>
          <table:table-cell office:value-type="float" office:value="97537" calcext:value-type="float">
            <text:p>97537</text:p>
          </table:table-cell>
          <table:table-cell office:value-type="float" office:value="113479" calcext:value-type="float">
            <text:p>113479</text:p>
          </table:table-cell>
        </table:table-row>
        <table:table-row table:style-name="ro2">
          <table:table-cell office:value-type="string" calcext:value-type="string">
            <text:p><text:a xlink:href="javascript:sym(3428)" xlink:type="simple">Córdoba</text:a></text:p>
          </table:table-cell>
          <table:table-cell office:value-type="string" calcext:value-type="string">
            <text:p>VER</text:p>
          </table:table-cell>
          <table:table-cell office:value-type="float" office:value="130695" calcext:value-type="float">
            <text:p>130695</text:p>
          </table:table-cell>
          <table:table-cell office:value-type="float" office:value="132091" calcext:value-type="float">
            <text:p>132091</text:p>
          </table:table-cell>
          <table:table-cell office:value-type="float" office:value="133866" calcext:value-type="float">
            <text:p>133866</text:p>
          </table:table-cell>
          <table:table-cell office:value-type="float" office:value="136382" calcext:value-type="float">
            <text:p>136382</text:p>
          </table:table-cell>
          <table:table-cell office:value-type="float" office:value="140906" calcext:value-type="float">
            <text:p>140906</text:p>
          </table:table-cell>
          <table:table-cell office:value-type="float" office:value="139075" calcext:value-type="float">
            <text:p>139075</text:p>
          </table:table-cell>
        </table:table-row>
        <table:table-row table:style-name="ro2">
          <table:table-cell office:value-type="string" calcext:value-type="string">
            <text:p><text:a xlink:href="javascript:sym(10095)" xlink:type="simple">Cuauhtémoc</text:a></text:p>
          </table:table-cell>
          <table:table-cell office:value-type="string" calcext:value-type="string">
            <text:p>CHI</text:p>
          </table:table-cell>
          <table:table-cell office:value-type="float" office:value="69895" calcext:value-type="float">
            <text:p>69895</text:p>
          </table:table-cell>
          <table:table-cell office:value-type="float" office:value="80428" calcext:value-type="float">
            <text:p>80428</text:p>
          </table:table-cell>
          <table:table-cell office:value-type="float" office:value="85407" calcext:value-type="float">
            <text:p>85407</text:p>
          </table:table-cell>
          <table:table-cell office:value-type="float" office:value="98757" calcext:value-type="float">
            <text:p>98757</text:p>
          </table:table-cell>
          <table:table-cell office:value-type="float" office:value="114019" calcext:value-type="float">
            <text:p>114019</text:p>
          </table:table-cell>
          <table:table-cell office:value-type="float" office:value="135586" calcext:value-type="float">
            <text:p>135586</text:p>
          </table:table-cell>
        </table:table-row>
        <table:table-row table:style-name="ro2">
          <table:table-cell office:value-type="string" calcext:value-type="string">
            <text:p><text:a xlink:href="javascript:sym(11674)" xlink:type="simple">Cuautitlán</text:a></text:p>
          </table:table-cell>
          <table:table-cell office:value-type="string" calcext:value-type="string">
            <text:p>MEX</text:p>
          </table:table-cell>
          <table:table-cell office:value-type="float" office:value="41172" calcext:value-type="float">
            <text:p>41172</text:p>
          </table:table-cell>
          <table:table-cell office:value-type="float" office:value="48769" calcext:value-type="float">
            <text:p>48769</text:p>
          </table:table-cell>
          <table:table-cell office:value-type="float" office:value="65139" calcext:value-type="float">
            <text:p>65139</text:p>
          </table:table-cell>
          <table:table-cell office:value-type="float" office:value="97686" calcext:value-type="float">
            <text:p>97686</text:p>
          </table:table-cell>
          <table:table-cell office:value-type="float" office:value="108449" calcext:value-type="float">
            <text:p>108449</text:p>
          </table:table-cell>
          <table:table-cell office:value-type="float" office:value="117995" calcext:value-type="float">
            <text:p>117995</text:p>
          </table:table-cell>
        </table:table-row>
        <table:table-row table:style-name="ro2">
          <table:table-cell office:value-type="string" calcext:value-type="string">
            <text:p><text:a xlink:href="javascript:sym(3492)" xlink:type="simple">Cuautitlán Izcalli</text:a></text:p>
          </table:table-cell>
          <table:table-cell office:value-type="string" calcext:value-type="string">
            <text:p>MEX</text:p>
          </table:table-cell>
          <table:table-cell office:value-type="float" office:value="313238" calcext:value-type="float">
            <text:p>313238</text:p>
          </table:table-cell>
          <table:table-cell office:value-type="float" office:value="401119" calcext:value-type="float">
            <text:p>401119</text:p>
          </table:table-cell>
          <table:table-cell office:value-type="float" office:value="433830" calcext:value-type="float">
            <text:p>433830</text:p>
          </table:table-cell>
          <table:table-cell office:value-type="float" office:value="477872" calcext:value-type="float">
            <text:p>477872</text:p>
          </table:table-cell>
          <table:table-cell office:value-type="float" office:value="484573" calcext:value-type="float">
            <text:p>484573</text:p>
          </table:table-cell>
          <table:table-cell office:value-type="float" office:value="515353" calcext:value-type="float">
            <text:p>515353</text:p>
          </table:table-cell>
        </table:table-row>
        <table:table-row table:style-name="ro2">
          <table:table-cell office:value-type="string" calcext:value-type="string">
            <text:p><text:a xlink:href="javascript:sym(10122)" xlink:type="simple">Cuautla de Morelos</text:a></text:p>
          </table:table-cell>
          <table:table-cell office:value-type="string" calcext:value-type="string">
            <text:p>MOR</text:p>
          </table:table-cell>
          <table:table-cell office:value-type="float" office:value="110242" calcext:value-type="float">
            <text:p>110242</text:p>
          </table:table-cell>
          <table:table-cell office:value-type="float" office:value="128781" calcext:value-type="float">
            <text:p>128781</text:p>
          </table:table-cell>
          <table:table-cell office:value-type="float" office:value="136932" calcext:value-type="float">
            <text:p>136932</text:p>
          </table:table-cell>
          <table:table-cell office:value-type="float" office:value="145482" calcext:value-type="float">
            <text:p>145482</text:p>
          </table:table-cell>
          <table:table-cell office:value-type="float" office:value="154358" calcext:value-type="float">
            <text:p>154358</text:p>
          </table:table-cell>
          <table:table-cell office:value-type="float" office:value="157336" calcext:value-type="float">
            <text:p>157336</text:p>
          </table:table-cell>
        </table:table-row>
        <table:table-row table:style-name="ro2">
          <table:table-cell office:value-type="string" calcext:value-type="string">
            <text:p><text:a xlink:href="javascript:sym(3430)" xlink:type="simple">Cuernavaca</text:a></text:p>
          </table:table-cell>
          <table:table-cell office:value-type="string" calcext:value-type="string">
            <text:p>MOR</text:p>
          </table:table-cell>
          <table:table-cell office:value-type="float" office:value="279187" calcext:value-type="float">
            <text:p>279187</text:p>
          </table:table-cell>
          <table:table-cell office:value-type="float" office:value="311095" calcext:value-type="float">
            <text:p>311095</text:p>
          </table:table-cell>
          <table:table-cell office:value-type="float" office:value="327162" calcext:value-type="float">
            <text:p>327162</text:p>
          </table:table-cell>
          <table:table-cell office:value-type="float" office:value="332197" calcext:value-type="float">
            <text:p>332197</text:p>
          </table:table-cell>
          <table:table-cell office:value-type="float" office:value="338650" calcext:value-type="float">
            <text:p>338650</text:p>
          </table:table-cell>
          <table:table-cell office:value-type="float" office:value="341029" calcext:value-type="float">
            <text:p>341029</text:p>
          </table:table-cell>
        </table:table-row>
        <table:table-row table:style-name="ro1">
          <table:table-cell office:value-type="string" calcext:value-type="string">
            <text:p><text:a xlink:href="javascript:sym(3431)" xlink:type="simple">Culiacán</text:a> (Culiacán Rosales)</text:p>
          </table:table-cell>
          <table:table-cell office:value-type="string" calcext:value-type="string">
            <text:p>SIN</text:p>
          </table:table-cell>
          <table:table-cell office:value-type="float" office:value="415046" calcext:value-type="float">
            <text:p>415046</text:p>
          </table:table-cell>
          <table:table-cell office:value-type="float" office:value="505518" calcext:value-type="float">
            <text:p>505518</text:p>
          </table:table-cell>
          <table:table-cell office:value-type="float" office:value="540823" calcext:value-type="float">
            <text:p>540823</text:p>
          </table:table-cell>
          <table:table-cell office:value-type="float" office:value="605978" calcext:value-type="float">
            <text:p>605978</text:p>
          </table:table-cell>
          <table:table-cell office:value-type="float" office:value="675841" calcext:value-type="float">
            <text:p>675841</text:p>
          </table:table-cell>
          <table:table-cell office:value-type="float" office:value="808416" calcext:value-type="float">
            <text:p>808416</text:p>
          </table:table-cell>
        </table:table-row>
        <table:table-row table:style-name="ro2">
          <table:table-cell office:value-type="string" calcext:value-type="string">
            <text:p><text:a xlink:href="javascript:sym(10096)" xlink:type="simple">Delicias</text:a></text:p>
          </table:table-cell>
          <table:table-cell office:value-type="string" calcext:value-type="string">
            <text:p>CHI</text:p>
          </table:table-cell>
          <table:table-cell office:value-type="float" office:value="87412" calcext:value-type="float">
            <text:p>87412</text:p>
          </table:table-cell>
          <table:table-cell office:value-type="float" office:value="94001" calcext:value-type="float">
            <text:p>94001</text:p>
          </table:table-cell>
          <table:table-cell office:value-type="float" office:value="98615" calcext:value-type="float">
            <text:p>98615</text:p>
          </table:table-cell>
          <table:table-cell office:value-type="float" office:value="108209" calcext:value-type="float">
            <text:p>108209</text:p>
          </table:table-cell>
          <table:table-cell office:value-type="float" office:value="118072" calcext:value-type="float">
            <text:p>118072</text:p>
          </table:table-cell>
          <table:table-cell office:value-type="float" office:value="128548" calcext:value-type="float">
            <text:p>128548</text:p>
          </table:table-cell>
        </table:table-row>
        <table:table-row table:style-name="ro1">
          <table:table-cell office:value-type="string" calcext:value-type="string">
            <text:p><text:a xlink:href="javascript:sym(3432)" xlink:type="simple">Durango</text:a> (Victoria de Durango)</text:p>
          </table:table-cell>
          <table:table-cell office:value-type="string" calcext:value-type="string">
            <text:p>DGO</text:p>
          </table:table-cell>
          <table:table-cell office:value-type="float" office:value="348036" calcext:value-type="float">
            <text:p>348036</text:p>
          </table:table-cell>
          <table:table-cell office:value-type="float" office:value="397687" calcext:value-type="float">
            <text:p>397687</text:p>
          </table:table-cell>
          <table:table-cell office:value-type="float" office:value="428955" calcext:value-type="float">
            <text:p>428955</text:p>
          </table:table-cell>
          <table:table-cell office:value-type="float" office:value="466676" calcext:value-type="float">
            <text:p>466676</text:p>
          </table:table-cell>
          <table:table-cell office:value-type="float" office:value="520351" calcext:value-type="float">
            <text:p>520351</text:p>
          </table:table-cell>
          <table:table-cell office:value-type="float" office:value="616068" calcext:value-type="float">
            <text:p>616068</text:p>
          </table:table-cell>
        </table:table-row>
        <table:table-row table:style-name="ro2">
          <table:table-cell office:value-type="string" calcext:value-type="string">
            <text:p><text:a xlink:href="javascript:sym(3433)" xlink:type="simple">Ecatepec de Morelos</text:a></text:p>
          </table:table-cell>
          <table:table-cell office:value-type="string" calcext:value-type="string">
            <text:p>MEX</text:p>
          </table:table-cell>
          <table:table-cell office:value-type="float" office:value="1218135" calcext:value-type="float">
            <text:p>1218135</text:p>
          </table:table-cell>
          <table:table-cell office:value-type="float" office:value="1455909" calcext:value-type="float">
            <text:p>1455909</text:p>
          </table:table-cell>
          <table:table-cell office:value-type="float" office:value="1621938" calcext:value-type="float">
            <text:p>1621938</text:p>
          </table:table-cell>
          <table:table-cell office:value-type="float" office:value="1687644" calcext:value-type="float">
            <text:p>1687644</text:p>
          </table:table-cell>
          <table:table-cell office:value-type="float" office:value="1655015" calcext:value-type="float">
            <text:p>1655015</text:p>
          </table:table-cell>
          <table:table-cell office:value-type="float" office:value="1643623" calcext:value-type="float">
            <text:p>1643623</text:p>
          </table:table-cell>
        </table:table-row>
        <table:table-row table:style-name="ro2">
          <table:table-cell office:value-type="string" calcext:value-type="string">
            <text:p><text:a xlink:href="javascript:sym(20229)" xlink:type="simple">El Pueblito</text:a></text:p>
          </table:table-cell>
          <table:table-cell office:value-type="string" calcext:value-type="string">
            <text:p>QRO</text:p>
          </table:table-cell>
          <table:table-cell office:value-type="float" office:value="23022" calcext:value-type="float">
            <text:p>23022</text:p>
          </table:table-cell>
          <table:table-cell office:value-type="float" office:value="31884" calcext:value-type="float">
            <text:p>31884</text:p>
          </table:table-cell>
          <table:table-cell office:value-type="float" office:value="45144" calcext:value-type="float">
            <text:p>45144</text:p>
          </table:table-cell>
          <table:table-cell office:value-type="float" office:value="61219" calcext:value-type="float">
            <text:p>61219</text:p>
          </table:table-cell>
          <table:table-cell office:value-type="float" office:value="75072" calcext:value-type="float">
            <text:p>75072</text:p>
          </table:table-cell>
          <table:table-cell office:value-type="float" office:value="115264" calcext:value-type="float">
            <text:p>115264</text:p>
          </table:table-cell>
        </table:table-row>
        <table:table-row table:style-name="ro2">
          <table:table-cell office:value-type="string" calcext:value-type="string">
            <text:p><text:a xlink:href="javascript:sym(3434)" xlink:type="simple">Ensenada</text:a></text:p>
          </table:table-cell>
          <table:table-cell office:value-type="string" calcext:value-type="string">
            <text:p>BCF</text:p>
          </table:table-cell>
          <table:table-cell office:value-type="float" office:value="169426" calcext:value-type="float">
            <text:p>169426</text:p>
          </table:table-cell>
          <table:table-cell office:value-type="float" office:value="192550" calcext:value-type="float">
            <text:p>192550</text:p>
          </table:table-cell>
          <table:table-cell office:value-type="float" office:value="223860" calcext:value-type="float">
            <text:p>223860</text:p>
          </table:table-cell>
          <table:table-cell office:value-type="float" office:value="261551" calcext:value-type="float">
            <text:p>261551</text:p>
          </table:table-cell>
          <table:table-cell office:value-type="float" office:value="286518" calcext:value-type="float">
            <text:p>286518</text:p>
          </table:table-cell>
          <table:table-cell office:value-type="float" office:value="330652" calcext:value-type="float">
            <text:p>330652</text:p>
          </table:table-cell>
        </table:table-row>
        <table:table-row table:style-name="ro2">
          <table:table-cell office:value-type="string" calcext:value-type="string">
            <text:p><text:a xlink:href="javascript:sym(10147)" xlink:type="simple">Fresnillo</text:a></text:p>
          </table:table-cell>
          <table:table-cell office:value-type="string" calcext:value-type="string">
            <text:p>ZAC</text:p>
          </table:table-cell>
          <table:table-cell office:value-type="float" office:value="75118" calcext:value-type="float">
            <text:p>75118</text:p>
          </table:table-cell>
          <table:table-cell office:value-type="float" office:value="89338" calcext:value-type="float">
            <text:p>89338</text:p>
          </table:table-cell>
          <table:table-cell office:value-type="float" office:value="97023" calcext:value-type="float">
            <text:p>97023</text:p>
          </table:table-cell>
          <table:table-cell office:value-type="float" office:value="110892" calcext:value-type="float">
            <text:p>110892</text:p>
          </table:table-cell>
          <table:table-cell office:value-type="float" office:value="120944" calcext:value-type="float">
            <text:p>120944</text:p>
          </table:table-cell>
          <table:table-cell office:value-type="float" office:value="143281" calcext:value-type="float">
            <text:p>143281</text:p>
          </table:table-cell>
        </table:table-row>
        <table:table-row table:style-name="ro4">
          <table:table-cell office:value-type="string" calcext:value-type="string">
            <text:p><text:a xlink:href="javascript:sym(20202)" xlink:type="simple">García</text:a> (Villa de García)</text:p>
          </table:table-cell>
          <table:table-cell office:value-type="string" calcext:value-type="string">
            <text:p>NLN</text:p>
          </table:table-cell>
          <table:table-cell office:value-type="string" calcext:value-type="string">
            <text:p>...</text:p>
          </table:table-cell>
          <table:table-cell office:value-type="float" office:value="20569" calcext:value-type="float">
            <text:p>20569</text:p>
          </table:table-cell>
          <table:table-cell office:value-type="float" office:value="25080" calcext:value-type="float">
            <text:p>25080</text:p>
          </table:table-cell>
          <table:table-cell office:value-type="float" office:value="37692" calcext:value-type="float">
            <text:p>37692</text:p>
          </table:table-cell>
          <table:table-cell office:value-type="float" office:value="93656" calcext:value-type="float">
            <text:p>93656</text:p>
          </table:table-cell>
          <table:table-cell office:value-type="float" office:value="234698" calcext:value-type="float">
            <text:p>234698</text:p>
          </table:table-cell>
        </table:table-row>
        <table:table-row table:style-name="ro3">
          <table:table-cell office:value-type="string" calcext:value-type="string">
            <text:p><text:a xlink:href="javascript:sym(10124)" xlink:type="simple">General Escobedo</text:a> (Ciudad General Escobedo)</text:p>
          </table:table-cell>
          <table:table-cell office:value-type="string" calcext:value-type="string">
            <text:p>NLN</text:p>
          </table:table-cell>
          <table:table-cell office:value-type="float" office:value="96962" calcext:value-type="float">
            <text:p>96962</text:p>
          </table:table-cell>
          <table:table-cell office:value-type="float" office:value="174486" calcext:value-type="float">
            <text:p>174486</text:p>
          </table:table-cell>
          <table:table-cell office:value-type="float" office:value="230590" calcext:value-type="float">
            <text:p>230590</text:p>
          </table:table-cell>
          <table:table-cell office:value-type="float" office:value="295159" calcext:value-type="float">
            <text:p>295159</text:p>
          </table:table-cell>
          <table:table-cell office:value-type="float" office:value="352475" calcext:value-type="float">
            <text:p>352475</text:p>
          </table:table-cell>
          <table:table-cell office:value-type="float" office:value="454967" calcext:value-type="float">
            <text:p>454967</text:p>
          </table:table-cell>
        </table:table-row>
        <table:table-row table:style-name="ro2">
          <table:table-cell office:value-type="string" calcext:value-type="string">
            <text:p><text:a xlink:href="javascript:sym(3436)" xlink:type="simple">Gómez Palacio</text:a></text:p>
          </table:table-cell>
          <table:table-cell office:value-type="string" calcext:value-type="string">
            <text:p>DGO</text:p>
          </table:table-cell>
          <table:table-cell office:value-type="float" office:value="164092" calcext:value-type="float">
            <text:p>164092</text:p>
          </table:table-cell>
          <table:table-cell office:value-type="float" office:value="192888" calcext:value-type="float">
            <text:p>192888</text:p>
          </table:table-cell>
          <table:table-cell office:value-type="float" office:value="210625" calcext:value-type="float">
            <text:p>210625</text:p>
          </table:table-cell>
          <table:table-cell office:value-type="float" office:value="240945" calcext:value-type="float">
            <text:p>240945</text:p>
          </table:table-cell>
          <table:table-cell office:value-type="float" office:value="258882" calcext:value-type="float">
            <text:p>258882</text:p>
          </table:table-cell>
          <table:table-cell office:value-type="float" office:value="301742" calcext:value-type="float">
            <text:p>301742</text:p>
          </table:table-cell>
        </table:table-row>
        <table:table-row table:style-name="ro2">
          <table:table-cell office:value-type="string" calcext:value-type="string">
            <text:p><text:a xlink:href="javascript:sym(3437)" xlink:type="simple">Guadalajara</text:a></text:p>
          </table:table-cell>
          <table:table-cell office:value-type="string" calcext:value-type="string">
            <text:p>JAL</text:p>
          </table:table-cell>
          <table:table-cell office:value-type="float" office:value="1650042" calcext:value-type="float">
            <text:p>1650042</text:p>
          </table:table-cell>
          <table:table-cell office:value-type="float" office:value="1633053" calcext:value-type="float">
            <text:p>1633053</text:p>
          </table:table-cell>
          <table:table-cell office:value-type="float" office:value="1646183" calcext:value-type="float">
            <text:p>1646183</text:p>
          </table:table-cell>
          <table:table-cell office:value-type="float" office:value="1600894" calcext:value-type="float">
            <text:p>1600894</text:p>
          </table:table-cell>
          <table:table-cell office:value-type="float" office:value="1495182" calcext:value-type="float">
            <text:p>1495182</text:p>
          </table:table-cell>
          <table:table-cell office:value-type="float" office:value="1385621" calcext:value-type="float">
            <text:p>1385621</text:p>
          </table:table-cell>
        </table:table-row>
        <table:table-row table:style-name="ro2">
          <table:table-cell office:value-type="string" calcext:value-type="string">
            <text:p><text:a xlink:href="javascript:sym(3438)" xlink:type="simple">Guadalupe</text:a></text:p>
          </table:table-cell>
          <table:table-cell office:value-type="string" calcext:value-type="string">
            <text:p>NLN</text:p>
          </table:table-cell>
          <table:table-cell office:value-type="float" office:value="535332" calcext:value-type="float">
            <text:p>535332</text:p>
          </table:table-cell>
          <table:table-cell office:value-type="float" office:value="618610" calcext:value-type="float">
            <text:p>618610</text:p>
          </table:table-cell>
          <table:table-cell office:value-type="float" office:value="669842" calcext:value-type="float">
            <text:p>669842</text:p>
          </table:table-cell>
          <table:table-cell office:value-type="float" office:value="691446" calcext:value-type="float">
            <text:p>691446</text:p>
          </table:table-cell>
          <table:table-cell office:value-type="float" office:value="673626" calcext:value-type="float">
            <text:p>673626</text:p>
          </table:table-cell>
          <table:table-cell office:value-type="float" office:value="635862" calcext:value-type="float">
            <text:p>635862</text:p>
          </table:table-cell>
        </table:table-row>
        <table:table-row table:style-name="ro2">
          <table:table-cell office:value-type="string" calcext:value-type="string">
            <text:p><text:a xlink:href="javascript:sym(10148)" xlink:type="simple">Guadalupe</text:a></text:p>
          </table:table-cell>
          <table:table-cell office:value-type="string" calcext:value-type="string">
            <text:p>ZAC</text:p>
          </table:table-cell>
          <table:table-cell office:value-type="float" office:value="46433" calcext:value-type="float">
            <text:p>46433</text:p>
          </table:table-cell>
          <table:table-cell office:value-type="float" office:value="65726" calcext:value-type="float">
            <text:p>65726</text:p>
          </table:table-cell>
          <table:table-cell office:value-type="float" office:value="78882" calcext:value-type="float">
            <text:p>78882</text:p>
          </table:table-cell>
          <table:table-cell office:value-type="float" office:value="100257" calcext:value-type="float">
            <text:p>100257</text:p>
          </table:table-cell>
          <table:table-cell office:value-type="float" office:value="125320" calcext:value-type="float">
            <text:p>125320</text:p>
          </table:table-cell>
          <table:table-cell office:value-type="float" office:value="170029" calcext:value-type="float">
            <text:p>170029</text:p>
          </table:table-cell>
        </table:table-row>
        <table:table-row table:style-name="ro1">
          <table:table-cell office:value-type="string" calcext:value-type="string">
            <text:p><text:a xlink:href="javascript:sym(8141)" xlink:type="simple">Guaymas</text:a> (Heroica Guaymas)</text:p>
          </table:table-cell>
          <table:table-cell office:value-type="string" calcext:value-type="string">
            <text:p>SON</text:p>
          </table:table-cell>
          <table:table-cell office:value-type="float" office:value="87484" calcext:value-type="float">
            <text:p>87484</text:p>
          </table:table-cell>
          <table:table-cell office:value-type="float" office:value="90964" calcext:value-type="float">
            <text:p>90964</text:p>
          </table:table-cell>
          <table:table-cell office:value-type="float" office:value="97597" calcext:value-type="float">
            <text:p>97597</text:p>
          </table:table-cell>
          <table:table-cell office:value-type="float" office:value="101509" calcext:value-type="float">
            <text:p>101509</text:p>
          </table:table-cell>
          <table:table-cell office:value-type="float" office:value="113089" calcext:value-type="float">
            <text:p>113089</text:p>
          </table:table-cell>
          <table:table-cell office:value-type="float" office:value="117253" calcext:value-type="float">
            <text:p>117253</text:p>
          </table:table-cell>
        </table:table-row>
        <table:table-row table:style-name="ro2">
          <table:table-cell office:value-type="string" calcext:value-type="string">
            <text:p><text:a xlink:href="javascript:sym(24848)" xlink:type="simple">Hacienda Santa Fe</text:a></text:p>
          </table:table-cell>
          <table:table-cell office:value-type="string" calcext:value-type="string">
            <text:p>J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252" calcext:value-type="float">
            <text:p>28252</text:p>
          </table:table-cell>
          <table:table-cell office:value-type="float" office:value="86935" calcext:value-type="float">
            <text:p>86935</text:p>
          </table:table-cell>
          <table:table-cell office:value-type="float" office:value="139174" calcext:value-type="float">
            <text:p>139174</text:p>
          </table:table-cell>
        </table:table-row>
        <table:table-row table:style-name="ro2">
          <table:table-cell office:value-type="string" calcext:value-type="string">
            <text:p><text:a xlink:href="javascript:sym(3440)" xlink:type="simple">Hermosillo</text:a></text:p>
          </table:table-cell>
          <table:table-cell office:value-type="string" calcext:value-type="string">
            <text:p>SON</text:p>
          </table:table-cell>
          <table:table-cell office:value-type="float" office:value="406417" calcext:value-type="float">
            <text:p>406417</text:p>
          </table:table-cell>
          <table:table-cell office:value-type="float" office:value="504009" calcext:value-type="float">
            <text:p>504009</text:p>
          </table:table-cell>
          <table:table-cell office:value-type="float" office:value="546317" calcext:value-type="float">
            <text:p>546317</text:p>
          </table:table-cell>
          <table:table-cell office:value-type="float" office:value="642266" calcext:value-type="float">
            <text:p>642266</text:p>
          </table:table-cell>
          <table:table-cell office:value-type="float" office:value="715229" calcext:value-type="float">
            <text:p>715229</text:p>
          </table:table-cell>
          <table:table-cell office:value-type="float" office:value="855563" calcext:value-type="float">
            <text:p>855563</text:p>
          </table:table-cell>
        </table:table-row>
        <table:table-row table:style-name="ro2">
          <table:table-cell office:value-type="string" calcext:value-type="string">
            <text:p><text:a xlink:href="javascript:sym(11643)" xlink:type="simple">Hidalgo del Parral</text:a></text:p>
          </table:table-cell>
          <table:table-cell office:value-type="string" calcext:value-type="string">
            <text:p>CHI</text:p>
          </table:table-cell>
          <table:table-cell office:value-type="float" office:value="88197" calcext:value-type="float">
            <text:p>88197</text:p>
          </table:table-cell>
          <table:table-cell office:value-type="float" office:value="96267" calcext:value-type="float">
            <text:p>96267</text:p>
          </table:table-cell>
          <table:table-cell office:value-type="float" office:value="98895" calcext:value-type="float">
            <text:p>98895</text:p>
          </table:table-cell>
          <table:table-cell office:value-type="float" office:value="101692" calcext:value-type="float">
            <text:p>101692</text:p>
          </table:table-cell>
          <table:table-cell office:value-type="float" office:value="104893" calcext:value-type="float">
            <text:p>104893</text:p>
          </table:table-cell>
          <table:table-cell office:value-type="float" office:value="113843" calcext:value-type="float">
            <text:p>113843</text:p>
          </table:table-cell>
        </table:table-row>
        <table:table-row table:style-name="ro2">
          <table:table-cell office:value-type="string" calcext:value-type="string">
            <text:p><text:a xlink:href="javascript:sym(10105)" xlink:type="simple">Iguala de la Independencia</text:a></text:p>
          </table:table-cell>
          <table:table-cell office:value-type="string" calcext:value-type="string">
            <text:p>GRO</text:p>
          </table:table-cell>
          <table:table-cell office:value-type="float" office:value="83412" calcext:value-type="float">
            <text:p>83412</text:p>
          </table:table-cell>
          <table:table-cell office:value-type="float" office:value="98276" calcext:value-type="float">
            <text:p>98276</text:p>
          </table:table-cell>
          <table:table-cell office:value-type="float" office:value="105053" calcext:value-type="float">
            <text:p>105053</text:p>
          </table:table-cell>
          <table:table-cell office:value-type="float" office:value="112301" calcext:value-type="float">
            <text:p>112301</text:p>
          </table:table-cell>
          <table:table-cell office:value-type="float" office:value="120658" calcext:value-type="float">
            <text:p>120658</text:p>
          </table:table-cell>
          <table:table-cell office:value-type="float" office:value="132854" calcext:value-type="float">
            <text:p>132854</text:p>
          </table:table-cell>
        </table:table-row>
        <table:table-row table:style-name="ro2">
          <table:table-cell office:value-type="string" calcext:value-type="string">
            <text:p><text:a xlink:href="javascript:sym(3442)" xlink:type="simple">Irapuato</text:a></text:p>
          </table:table-cell>
          <table:table-cell office:value-type="string" calcext:value-type="string">
            <text:p>GTO</text:p>
          </table:table-cell>
          <table:table-cell office:value-type="float" office:value="265042" calcext:value-type="float">
            <text:p>265042</text:p>
          </table:table-cell>
          <table:table-cell office:value-type="float" office:value="299604" calcext:value-type="float">
            <text:p>299604</text:p>
          </table:table-cell>
          <table:table-cell office:value-type="float" office:value="332305" calcext:value-type="float">
            <text:p>332305</text:p>
          </table:table-cell>
          <table:table-cell office:value-type="float" office:value="357016" calcext:value-type="float">
            <text:p>357016</text:p>
          </table:table-cell>
          <table:table-cell office:value-type="float" office:value="405456" calcext:value-type="float">
            <text:p>405456</text:p>
          </table:table-cell>
          <table:table-cell office:value-type="float" office:value="452090" calcext:value-type="float">
            <text:p>452090</text:p>
          </table:table-cell>
        </table:table-row>
        <table:table-row table:style-name="ro2">
          <table:table-cell office:value-type="string" calcext:value-type="string">
            <text:p><text:a xlink:href="javascript:sym(3493)" xlink:type="simple">Ixtapaluca</text:a></text:p>
          </table:table-cell>
          <table:table-cell office:value-type="string" calcext:value-type="string">
            <text:p>MEX</text:p>
          </table:table-cell>
          <table:table-cell office:value-type="float" office:value="115711" calcext:value-type="float">
            <text:p>115711</text:p>
          </table:table-cell>
          <table:table-cell office:value-type="float" office:value="153138" calcext:value-type="float">
            <text:p>153138</text:p>
          </table:table-cell>
          <table:table-cell office:value-type="float" office:value="236199" calcext:value-type="float">
            <text:p>236199</text:p>
          </table:table-cell>
          <table:table-cell office:value-type="float" office:value="291749" calcext:value-type="float">
            <text:p>291749</text:p>
          </table:table-cell>
          <table:table-cell office:value-type="float" office:value="322271" calcext:value-type="float">
            <text:p>322271</text:p>
          </table:table-cell>
          <table:table-cell office:value-type="float" office:value="368585" calcext:value-type="float">
            <text:p>368585</text:p>
          </table:table-cell>
        </table:table-row>
        <table:table-row table:style-name="ro2">
          <table:table-cell office:value-type="string" calcext:value-type="string">
            <text:p><text:a xlink:href="javascript:sym(10123)" xlink:type="simple">Jiutepec</text:a></text:p>
          </table:table-cell>
          <table:table-cell office:value-type="string" calcext:value-type="string">
            <text:p>MOR</text:p>
          </table:table-cell>
          <table:table-cell office:value-type="float" office:value="82845" calcext:value-type="float">
            <text:p>82845</text:p>
          </table:table-cell>
          <table:table-cell office:value-type="float" office:value="125148" calcext:value-type="float">
            <text:p>125148</text:p>
          </table:table-cell>
          <table:table-cell office:value-type="float" office:value="142459" calcext:value-type="float">
            <text:p>142459</text:p>
          </table:table-cell>
          <table:table-cell office:value-type="float" office:value="153704" calcext:value-type="float">
            <text:p>153704</text:p>
          </table:table-cell>
          <table:table-cell office:value-type="float" office:value="162427" calcext:value-type="float">
            <text:p>162427</text:p>
          </table:table-cell>
          <table:table-cell office:value-type="float" office:value="174629" calcext:value-type="float">
            <text:p>174629</text:p>
          </table:table-cell>
        </table:table-row>
        <table:table-row table:style-name="ro2">
          <table:table-cell office:value-type="string" calcext:value-type="string">
            <text:p><text:a xlink:href="javascript:sym(20301)" xlink:type="simple">Kanasín</text:a></text:p>
          </table:table-cell>
          <table:table-cell office:value-type="string" calcext:value-type="string">
            <text:p>YUC</text:p>
          </table:table-cell>
          <table:table-cell office:value-type="float" office:value="22020" calcext:value-type="float">
            <text:p>22020</text:p>
          </table:table-cell>
          <table:table-cell office:value-type="float" office:value="31757" calcext:value-type="float">
            <text:p>31757</text:p>
          </table:table-cell>
          <table:table-cell office:value-type="float" office:value="37708" calcext:value-type="float">
            <text:p>37708</text:p>
          </table:table-cell>
          <table:table-cell office:value-type="float" office:value="50396" calcext:value-type="float">
            <text:p>50396</text:p>
          </table:table-cell>
          <table:table-cell office:value-type="float" office:value="77271" calcext:value-type="float">
            <text:p>77271</text:p>
          </table:table-cell>
          <table:table-cell office:value-type="float" office:value="139753" calcext:value-type="float">
            <text:p>139753</text:p>
          </table:table-cell>
        </table:table-row>
        <table:table-row table:style-name="ro2">
          <table:table-cell office:value-type="string" calcext:value-type="string">
            <text:p><text:a xlink:href="javascript:sym(10107)" xlink:type="simple">Lagos de Moreno</text:a></text:p>
          </table:table-cell>
          <table:table-cell office:value-type="string" calcext:value-type="string">
            <text:p>JAL</text:p>
          </table:table-cell>
          <table:table-cell office:value-type="float" office:value="63646" calcext:value-type="float">
            <text:p>63646</text:p>
          </table:table-cell>
          <table:table-cell office:value-type="float" office:value="75220" calcext:value-type="float">
            <text:p>75220</text:p>
          </table:table-cell>
          <table:table-cell office:value-type="float" office:value="79736" calcext:value-type="float">
            <text:p>79736</text:p>
          </table:table-cell>
          <table:table-cell office:value-type="float" office:value="92814" calcext:value-type="float">
            <text:p>92814</text:p>
          </table:table-cell>
          <table:table-cell office:value-type="float" office:value="98267" calcext:value-type="float">
            <text:p>98267</text:p>
          </table:table-cell>
          <table:table-cell office:value-type="float" office:value="111569" calcext:value-type="float">
            <text:p>111569</text:p>
          </table:table-cell>
        </table:table-row>
        <table:table-row table:style-name="ro2">
          <table:table-cell office:value-type="string" calcext:value-type="string">
            <text:p><text:a xlink:href="javascript:sym(3444)" xlink:type="simple">La Paz</text:a></text:p>
          </table:table-cell>
          <table:table-cell office:value-type="string" calcext:value-type="string">
            <text:p>BCS</text:p>
          </table:table-cell>
          <table:table-cell office:value-type="float" office:value="137641" calcext:value-type="float">
            <text:p>137641</text:p>
          </table:table-cell>
          <table:table-cell office:value-type="float" office:value="154314" calcext:value-type="float">
            <text:p>154314</text:p>
          </table:table-cell>
          <table:table-cell office:value-type="float" office:value="163922" calcext:value-type="float">
            <text:p>163922</text:p>
          </table:table-cell>
          <table:table-cell office:value-type="float" office:value="191108" calcext:value-type="float">
            <text:p>191108</text:p>
          </table:table-cell>
          <table:table-cell office:value-type="float" office:value="217534" calcext:value-type="float">
            <text:p>217534</text:p>
          </table:table-cell>
          <table:table-cell office:value-type="float" office:value="250141" calcext:value-type="float">
            <text:p>250141</text:p>
          </table:table-cell>
        </table:table-row>
        <table:table-row table:style-name="ro4">
          <table:table-cell office:value-type="string" calcext:value-type="string">
            <text:p><text:a xlink:href="javascript:sym(3445)" xlink:type="simple">León</text:a> (León de los Aldama)</text:p>
          </table:table-cell>
          <table:table-cell office:value-type="string" calcext:value-type="string">
            <text:p>GTO</text:p>
          </table:table-cell>
          <table:table-cell office:value-type="float" office:value="758279" calcext:value-type="float">
            <text:p>758279</text:p>
          </table:table-cell>
          <table:table-cell office:value-type="float" office:value="941626" calcext:value-type="float">
            <text:p>941626</text:p>
          </table:table-cell>
          <table:table-cell office:value-type="float" office:value="1055514" calcext:value-type="float">
            <text:p>1055514</text:p>
          </table:table-cell>
          <table:table-cell office:value-type="float" office:value="1188996" calcext:value-type="float">
            <text:p>1188996</text:p>
          </table:table-cell>
          <table:table-cell office:value-type="float" office:value="1319361" calcext:value-type="float">
            <text:p>1319361</text:p>
          </table:table-cell>
          <table:table-cell office:value-type="float" office:value="1579803" calcext:value-type="float">
            <text:p>1579803</text:p>
          </table:table-cell>
        </table:table-row>
        <table:table-row table:style-name="ro4">
          <table:table-cell office:value-type="string" calcext:value-type="string">
            <text:p><text:a xlink:href="javascript:sym(3446)" xlink:type="simple">Los Mochis</text:a> (Ahome)</text:p>
          </table:table-cell>
          <table:table-cell office:value-type="string" calcext:value-type="string">
            <text:p>SIN</text:p>
          </table:table-cell>
          <table:table-cell office:value-type="float" office:value="162659" calcext:value-type="float">
            <text:p>162659</text:p>
          </table:table-cell>
          <table:table-cell office:value-type="float" office:value="188349" calcext:value-type="float">
            <text:p>188349</text:p>
          </table:table-cell>
          <table:table-cell office:value-type="float" office:value="202557" calcext:value-type="float">
            <text:p>202557</text:p>
          </table:table-cell>
          <table:table-cell office:value-type="float" office:value="235719" calcext:value-type="float">
            <text:p>235719</text:p>
          </table:table-cell>
          <table:table-cell office:value-type="float" office:value="256747" calcext:value-type="float">
            <text:p>256747</text:p>
          </table:table-cell>
          <table:table-cell office:value-type="float" office:value="298009" calcext:value-type="float">
            <text:p>298009</text:p>
          </table:table-cell>
        </table:table-row>
        <table:table-row table:style-name="ro2">
          <table:table-cell office:value-type="string" calcext:value-type="string">
            <text:p><text:a xlink:href="javascript:sym(10092)" xlink:type="simple">Manzanillo</text:a></text:p>
          </table:table-cell>
          <table:table-cell office:value-type="string" calcext:value-type="string">
            <text:p>COL</text:p>
          </table:table-cell>
          <table:table-cell office:value-type="float" office:value="67697" calcext:value-type="float">
            <text:p>67697</text:p>
          </table:table-cell>
          <table:table-cell office:value-type="float" office:value="80568" calcext:value-type="float">
            <text:p>80568</text:p>
          </table:table-cell>
          <table:table-cell office:value-type="float" office:value="94953" calcext:value-type="float">
            <text:p>94953</text:p>
          </table:table-cell>
          <table:table-cell office:value-type="float" office:value="110982" calcext:value-type="float">
            <text:p>110982</text:p>
          </table:table-cell>
          <table:table-cell office:value-type="float" office:value="130086" calcext:value-type="float">
            <text:p>130086</text:p>
          </table:table-cell>
          <table:table-cell office:value-type="float" office:value="159853" calcext:value-type="float">
            <text:p>159853</text:p>
          </table:table-cell>
        </table:table-row>
        <table:table-row table:style-name="ro1">
          <table:table-cell office:value-type="string" calcext:value-type="string">
            <text:p><text:a xlink:href="javascript:sym(3447)" xlink:type="simple">Matamoros</text:a> (Heroica Matamoros)</text:p>
          </table:table-cell>
          <table:table-cell office:value-type="string" calcext:value-type="string">
            <text:p>TAM</text:p>
          </table:table-cell>
          <table:table-cell office:value-type="float" office:value="266055" calcext:value-type="float">
            <text:p>266055</text:p>
          </table:table-cell>
          <table:table-cell office:value-type="float" office:value="323794" calcext:value-type="float">
            <text:p>323794</text:p>
          </table:table-cell>
          <table:table-cell office:value-type="float" office:value="376279" calcext:value-type="float">
            <text:p>376279</text:p>
          </table:table-cell>
          <table:table-cell office:value-type="float" office:value="422753" calcext:value-type="float">
            <text:p>422753</text:p>
          </table:table-cell>
          <table:table-cell office:value-type="float" office:value="449817" calcext:value-type="float">
            <text:p>449817</text:p>
          </table:table-cell>
          <table:table-cell office:value-type="float" office:value="510739" calcext:value-type="float">
            <text:p>510739</text:p>
          </table:table-cell>
        </table:table-row>
        <table:table-row table:style-name="ro2">
          <table:table-cell office:value-type="string" calcext:value-type="string">
            <text:p><text:a xlink:href="javascript:sym(3448)" xlink:type="simple">Mazatlán</text:a></text:p>
          </table:table-cell>
          <table:table-cell office:value-type="string" calcext:value-type="string">
            <text:p>SIN</text:p>
          </table:table-cell>
          <table:table-cell office:value-type="float" office:value="262705" calcext:value-type="float">
            <text:p>262705</text:p>
          </table:table-cell>
          <table:table-cell office:value-type="float" office:value="302808" calcext:value-type="float">
            <text:p>302808</text:p>
          </table:table-cell>
          <table:table-cell office:value-type="float" office:value="328031" calcext:value-type="float">
            <text:p>328031</text:p>
          </table:table-cell>
          <table:table-cell office:value-type="float" office:value="352934" calcext:value-type="float">
            <text:p>352934</text:p>
          </table:table-cell>
          <table:table-cell office:value-type="float" office:value="381587" calcext:value-type="float">
            <text:p>381587</text:p>
          </table:table-cell>
          <table:table-cell office:value-type="float" office:value="441975" calcext:value-type="float">
            <text:p>441975</text:p>
          </table:table-cell>
        </table:table-row>
        <table:table-row table:style-name="ro2">
          <table:table-cell office:value-type="string" calcext:value-type="string">
            <text:p><text:a xlink:href="javascript:sym(3449)" xlink:type="simple">Mérida</text:a></text:p>
          </table:table-cell>
          <table:table-cell office:value-type="string" calcext:value-type="string">
            <text:p>YUC</text:p>
          </table:table-cell>
          <table:table-cell office:value-type="float" office:value="523422" calcext:value-type="float">
            <text:p>523422</text:p>
          </table:table-cell>
          <table:table-cell office:value-type="float" office:value="612261" calcext:value-type="float">
            <text:p>612261</text:p>
          </table:table-cell>
          <table:table-cell office:value-type="float" office:value="672038" calcext:value-type="float">
            <text:p>672038</text:p>
          </table:table-cell>
          <table:table-cell office:value-type="float" office:value="745104" calcext:value-type="float">
            <text:p>745104</text:p>
          </table:table-cell>
          <table:table-cell office:value-type="float" office:value="780423" calcext:value-type="float">
            <text:p>780423</text:p>
          </table:table-cell>
          <table:table-cell office:value-type="float" office:value="921771" calcext:value-type="float">
            <text:p>921771</text:p>
          </table:table-cell>
        </table:table-row>
        <table:table-row table:style-name="ro2">
          <table:table-cell office:value-type="string" calcext:value-type="string">
            <text:p><text:a xlink:href="javascript:sym(3450)" xlink:type="simple">Mexicali</text:a></text:p>
          </table:table-cell>
          <table:table-cell office:value-type="string" calcext:value-type="string">
            <text:p>BCF</text:p>
          </table:table-cell>
          <table:table-cell office:value-type="float" office:value="438377" calcext:value-type="float">
            <text:p>438377</text:p>
          </table:table-cell>
          <table:table-cell office:value-type="float" office:value="505016" calcext:value-type="float">
            <text:p>505016</text:p>
          </table:table-cell>
          <table:table-cell office:value-type="float" office:value="584971" calcext:value-type="float">
            <text:p>584971</text:p>
          </table:table-cell>
          <table:table-cell office:value-type="float" office:value="692302" calcext:value-type="float">
            <text:p>692302</text:p>
          </table:table-cell>
          <table:table-cell office:value-type="float" office:value="825527" calcext:value-type="float">
            <text:p>825527</text:p>
          </table:table-cell>
          <table:table-cell office:value-type="float" office:value="854186" calcext:value-type="float">
            <text:p>854186</text:p>
          </table:table-cell>
        </table:table-row>
        <table:table-row table:style-name="ro2">
          <table:table-cell office:value-type="string" calcext:value-type="string">
            <text:p><text:a xlink:href="javascript:sym(3451)" xlink:type="simple">Minatitlán</text:a></text:p>
          </table:table-cell>
          <table:table-cell office:value-type="string" calcext:value-type="string">
            <text:p>VER</text:p>
          </table:table-cell>
          <table:table-cell office:value-type="float" office:value="142060" calcext:value-type="float">
            <text:p>142060</text:p>
          </table:table-cell>
          <table:table-cell office:value-type="float" office:value="145795" calcext:value-type="float">
            <text:p>145795</text:p>
          </table:table-cell>
          <table:table-cell office:value-type="float" office:value="148914" calcext:value-type="float">
            <text:p>148914</text:p>
          </table:table-cell>
          <table:table-cell office:value-type="float" office:value="152916" calcext:value-type="float">
            <text:p>152916</text:p>
          </table:table-cell>
          <table:table-cell office:value-type="float" office:value="159557" calcext:value-type="float">
            <text:p>159557</text:p>
          </table:table-cell>
          <table:table-cell office:value-type="float" office:value="149162" calcext:value-type="float">
            <text:p>149162</text:p>
          </table:table-cell>
        </table:table-row>
        <table:table-row table:style-name="ro2">
          <table:table-cell office:value-type="string" calcext:value-type="string">
            <text:p><text:a xlink:href="javascript:sym(10138)" xlink:type="simple">Miramar</text:a></text:p>
          </table:table-cell>
          <table:table-cell office:value-type="string" calcext:value-type="string">
            <text:p>TAM</text:p>
          </table:table-cell>
          <table:table-cell office:value-type="float" office:value="32890" calcext:value-type="float">
            <text:p>32890</text:p>
          </table:table-cell>
          <table:table-cell office:value-type="float" office:value="51462" calcext:value-type="float">
            <text:p>51462</text:p>
          </table:table-cell>
          <table:table-cell office:value-type="float" office:value="58104" calcext:value-type="float">
            <text:p>58104</text:p>
          </table:table-cell>
          <table:table-cell office:value-type="float" office:value="82206" calcext:value-type="float">
            <text:p>82206</text:p>
          </table:table-cell>
          <table:table-cell office:value-type="float" office:value="119375" calcext:value-type="float">
            <text:p>119375</text:p>
          </table:table-cell>
          <table:table-cell office:value-type="float" office:value="161820" calcext:value-type="float">
            <text:p>161820</text:p>
          </table:table-cell>
        </table:table-row>
        <table:table-row table:style-name="ro2">
          <table:table-cell office:value-type="string" calcext:value-type="string">
            <text:p><text:a xlink:href="javascript:sym(3452)" xlink:type="simple">Monclova</text:a></text:p>
          </table:table-cell>
          <table:table-cell office:value-type="string" calcext:value-type="string">
            <text:p>COA</text:p>
          </table:table-cell>
          <table:table-cell office:value-type="float" office:value="177792" calcext:value-type="float">
            <text:p>177792</text:p>
          </table:table-cell>
          <table:table-cell office:value-type="float" office:value="188850" calcext:value-type="float">
            <text:p>188850</text:p>
          </table:table-cell>
          <table:table-cell office:value-type="float" office:value="192554" calcext:value-type="float">
            <text:p>192554</text:p>
          </table:table-cell>
          <table:table-cell office:value-type="float" office:value="198873" calcext:value-type="float">
            <text:p>198873</text:p>
          </table:table-cell>
          <table:table-cell office:value-type="float" office:value="215475" calcext:value-type="float">
            <text:p>215475</text:p>
          </table:table-cell>
          <table:table-cell office:value-type="float" office:value="237169" calcext:value-type="float">
            <text:p>237169</text:p>
          </table:table-cell>
        </table:table-row>
        <table:table-row table:style-name="ro2">
          <table:table-cell office:value-type="string" calcext:value-type="string">
            <text:p><text:a xlink:href="javascript:sym(3453)" xlink:type="simple">Monterrey</text:a></text:p>
          </table:table-cell>
          <table:table-cell office:value-type="string" calcext:value-type="string">
            <text:p>NLN</text:p>
          </table:table-cell>
          <table:table-cell office:value-type="float" office:value="1068996" calcext:value-type="float">
            <text:p>1068996</text:p>
          </table:table-cell>
          <table:table-cell office:value-type="float" office:value="1088023" calcext:value-type="float">
            <text:p>1088023</text:p>
          </table:table-cell>
          <table:table-cell office:value-type="float" office:value="1110909" calcext:value-type="float">
            <text:p>1110909</text:p>
          </table:table-cell>
          <table:table-cell office:value-type="float" office:value="1133802" calcext:value-type="float">
            <text:p>1133802</text:p>
          </table:table-cell>
          <table:table-cell office:value-type="float" office:value="1135512" calcext:value-type="float">
            <text:p>1135512</text:p>
          </table:table-cell>
          <table:table-cell office:value-type="float" office:value="1142952" calcext:value-type="float">
            <text:p>1142952</text:p>
          </table:table-cell>
        </table:table-row>
        <table:table-row table:style-name="ro2">
          <table:table-cell office:value-type="string" calcext:value-type="string">
            <text:p><text:a xlink:href="javascript:sym(3454)" xlink:type="simple">Morelia</text:a></text:p>
          </table:table-cell>
          <table:table-cell office:value-type="string" calcext:value-type="string">
            <text:p>MIC</text:p>
          </table:table-cell>
          <table:table-cell office:value-type="float" office:value="428486" calcext:value-type="float">
            <text:p>428486</text:p>
          </table:table-cell>
          <table:table-cell office:value-type="float" office:value="512169" calcext:value-type="float">
            <text:p>512169</text:p>
          </table:table-cell>
          <table:table-cell office:value-type="float" office:value="552839" calcext:value-type="float">
            <text:p>552839</text:p>
          </table:table-cell>
          <table:table-cell office:value-type="float" office:value="614818" calcext:value-type="float">
            <text:p>614818</text:p>
          </table:table-cell>
          <table:table-cell office:value-type="float" office:value="645251" calcext:value-type="float">
            <text:p>645251</text:p>
          </table:table-cell>
          <table:table-cell office:value-type="float" office:value="743275" calcext:value-type="float">
            <text:p>743275</text:p>
          </table:table-cell>
        </table:table-row>
        <table:table-row table:style-name="ro2">
          <table:table-cell office:value-type="string" calcext:value-type="string">
            <text:p><text:a xlink:href="javascript:sym(3421)" xlink:type="simple">Naucalpan de Juárez</text:a></text:p>
          </table:table-cell>
          <table:table-cell office:value-type="string" calcext:value-type="string">
            <text:p>MEX</text:p>
          </table:table-cell>
          <table:table-cell office:value-type="float" office:value="845960" calcext:value-type="float">
            <text:p>845960</text:p>
          </table:table-cell>
          <table:table-cell office:value-type="float" office:value="915992" calcext:value-type="float">
            <text:p>915992</text:p>
          </table:table-cell>
          <table:table-cell office:value-type="float" office:value="943004" calcext:value-type="float">
            <text:p>943004</text:p>
          </table:table-cell>
          <table:table-cell office:value-type="float" office:value="910407" calcext:value-type="float">
            <text:p>910407</text:p>
          </table:table-cell>
          <table:table-cell office:value-type="float" office:value="913681" calcext:value-type="float">
            <text:p>913681</text:p>
          </table:table-cell>
          <table:table-cell office:value-type="float" office:value="911168" calcext:value-type="float">
            <text:p>911168</text:p>
          </table:table-cell>
        </table:table-row>
        <table:table-row table:style-name="ro2">
          <table:table-cell office:value-type="string" calcext:value-type="string">
            <text:p><text:a xlink:href="javascript:sym(10132)" xlink:type="simple">Navojoa</text:a></text:p>
          </table:table-cell>
          <table:table-cell office:value-type="string" calcext:value-type="string">
            <text:p>SON</text:p>
          </table:table-cell>
          <table:table-cell office:value-type="float" office:value="82618" calcext:value-type="float">
            <text:p>82618</text:p>
          </table:table-cell>
          <table:table-cell office:value-type="float" office:value="94837" calcext:value-type="float">
            <text:p>94837</text:p>
          </table:table-cell>
          <table:table-cell office:value-type="float" office:value="98187" calcext:value-type="float">
            <text:p>98187</text:p>
          </table:table-cell>
          <table:table-cell office:value-type="float" office:value="103314" calcext:value-type="float">
            <text:p>103314</text:p>
          </table:table-cell>
          <table:table-cell office:value-type="float" office:value="113836" calcext:value-type="float">
            <text:p>113836</text:p>
          </table:table-cell>
          <table:table-cell office:value-type="float" office:value="120926" calcext:value-type="float">
            <text:p>120926</text:p>
          </table:table-cell>
        </table:table-row>
        <table:table-row table:style-name="ro3">
          <table:table-cell office:value-type="string" calcext:value-type="string">
            <text:p><text:a xlink:href="javascript:sym(3455)" xlink:type="simple">Nezahualcóyotl</text:a> (Ciudad Nezahualcóyotl)</text:p>
          </table:table-cell>
          <table:table-cell office:value-type="string" calcext:value-type="string">
            <text:p>MEX</text:p>
          </table:table-cell>
          <table:table-cell office:value-type="float" office:value="1255456" calcext:value-type="float">
            <text:p>1255456</text:p>
          </table:table-cell>
          <table:table-cell office:value-type="float" office:value="1233681" calcext:value-type="float">
            <text:p>1233681</text:p>
          </table:table-cell>
          <table:table-cell office:value-type="float" office:value="1225083" calcext:value-type="float">
            <text:p>1225083</text:p>
          </table:table-cell>
          <table:table-cell office:value-type="float" office:value="1136305" calcext:value-type="float">
            <text:p>1136305</text:p>
          </table:table-cell>
          <table:table-cell office:value-type="float" office:value="1104603" calcext:value-type="float">
            <text:p>1104603</text:p>
          </table:table-cell>
          <table:table-cell office:value-type="float" office:value="1072676" calcext:value-type="float">
            <text:p>1072676</text:p>
          </table:table-cell>
        </table:table-row>
        <table:table-row table:style-name="ro1">
          <table:table-cell office:value-type="string" calcext:value-type="string">
            <text:p><text:a xlink:href="javascript:sym(3441)" xlink:type="simple">Nogales</text:a> (Heroica Nogales)</text:p>
          </table:table-cell>
          <table:table-cell office:value-type="string" calcext:value-type="string">
            <text:p>SON</text:p>
          </table:table-cell>
          <table:table-cell office:value-type="float" office:value="105873" calcext:value-type="float">
            <text:p>105873</text:p>
          </table:table-cell>
          <table:table-cell office:value-type="float" office:value="131578" calcext:value-type="float">
            <text:p>131578</text:p>
          </table:table-cell>
          <table:table-cell office:value-type="float" office:value="156895" calcext:value-type="float">
            <text:p>156895</text:p>
          </table:table-cell>
          <table:table-cell office:value-type="float" office:value="189802" calcext:value-type="float">
            <text:p>189802</text:p>
          </table:table-cell>
          <table:table-cell office:value-type="float" office:value="215551" calcext:value-type="float">
            <text:p>215551</text:p>
          </table:table-cell>
          <table:table-cell office:value-type="float" office:value="261137" calcext:value-type="float">
            <text:p>261137</text:p>
          </table:table-cell>
        </table:table-row>
        <table:table-row table:style-name="ro2">
          <table:table-cell office:value-type="string" calcext:value-type="string">
            <text:p><text:a xlink:href="javascript:sym(3456)" xlink:type="simple">Nuevo Laredo</text:a></text:p>
          </table:table-cell>
          <table:table-cell office:value-type="string" calcext:value-type="string">
            <text:p>TAM</text:p>
          </table:table-cell>
          <table:table-cell office:value-type="float" office:value="218413" calcext:value-type="float">
            <text:p>218413</text:p>
          </table:table-cell>
          <table:table-cell office:value-type="float" office:value="273797" calcext:value-type="float">
            <text:p>273797</text:p>
          </table:table-cell>
          <table:table-cell office:value-type="float" office:value="309023" calcext:value-type="float">
            <text:p>309023</text:p>
          </table:table-cell>
          <table:table-cell office:value-type="float" office:value="349819" calcext:value-type="float">
            <text:p>349819</text:p>
          </table:table-cell>
          <table:table-cell office:value-type="float" office:value="375439" calcext:value-type="float">
            <text:p>375439</text:p>
          </table:table-cell>
          <table:table-cell office:value-type="float" office:value="416055" calcext:value-type="float">
            <text:p>416055</text:p>
          </table:table-cell>
        </table:table-row>
        <table:table-row table:style-name="ro2">
          <table:table-cell office:value-type="string" calcext:value-type="string">
            <text:p><text:a xlink:href="javascript:sym(3457)" xlink:type="simple">Oaxaca de Juárez</text:a></text:p>
          </table:table-cell>
          <table:table-cell office:value-type="string" calcext:value-type="string">
            <text:p>OAX</text:p>
          </table:table-cell>
          <table:table-cell office:value-type="float" office:value="212818" calcext:value-type="float">
            <text:p>212818</text:p>
          </table:table-cell>
          <table:table-cell office:value-type="float" office:value="242247" calcext:value-type="float">
            <text:p>242247</text:p>
          </table:table-cell>
          <table:table-cell office:value-type="float" office:value="251985" calcext:value-type="float">
            <text:p>251985</text:p>
          </table:table-cell>
          <table:table-cell office:value-type="float" office:value="258357" calcext:value-type="float">
            <text:p>258357</text:p>
          </table:table-cell>
          <table:table-cell office:value-type="float" office:value="255532" calcext:value-type="float">
            <text:p>255532</text:p>
          </table:table-cell>
          <table:table-cell office:value-type="float" office:value="258913" calcext:value-type="float">
            <text:p>258913</text:p>
          </table:table-cell>
        </table:table-row>
        <table:table-row table:style-name="ro2">
          <table:table-cell office:value-type="string" calcext:value-type="string">
            <text:p><text:a xlink:href="javascript:sym(10114)" xlink:type="simple">Ojo de Agua</text:a></text:p>
          </table:table-cell>
          <table:table-cell office:value-type="string" calcext:value-type="string">
            <text:p>MEX</text:p>
          </table:table-cell>
          <table:table-cell office:value-type="float" office:value="28894" calcext:value-type="float">
            <text:p>28894</text:p>
          </table:table-cell>
          <table:table-cell office:value-type="string" calcext:value-type="string">
            <text:p>...</text:p>
          </table:table-cell>
          <table:table-cell office:value-type="float" office:value="74268" calcext:value-type="float">
            <text:p>74268</text:p>
          </table:table-cell>
          <table:table-cell office:value-type="float" office:value="161886" calcext:value-type="float">
            <text:p>161886</text:p>
          </table:table-cell>
          <table:table-cell office:value-type="float" office:value="242518" calcext:value-type="float">
            <text:p>242518</text:p>
          </table:table-cell>
          <table:table-cell office:value-type="float" office:value="386290" calcext:value-type="float">
            <text:p>386290</text:p>
          </table:table-cell>
        </table:table-row>
        <table:table-row table:style-name="ro2">
          <table:table-cell office:value-type="string" calcext:value-type="string">
            <text:p><text:a xlink:href="javascript:sym(3458)" xlink:type="simple">Orizaba</text:a></text:p>
          </table:table-cell>
          <table:table-cell office:value-type="string" calcext:value-type="string">
            <text:p>VER</text:p>
          </table:table-cell>
          <table:table-cell office:value-type="float" office:value="114216" calcext:value-type="float">
            <text:p>114216</text:p>
          </table:table-cell>
          <table:table-cell office:value-type="float" office:value="114341" calcext:value-type="float">
            <text:p>114341</text:p>
          </table:table-cell>
          <table:table-cell office:value-type="float" office:value="118552" calcext:value-type="float">
            <text:p>118552</text:p>
          </table:table-cell>
          <table:table-cell office:value-type="float" office:value="117273" calcext:value-type="float">
            <text:p>117273</text:p>
          </table:table-cell>
          <table:table-cell office:value-type="float" office:value="120844" calcext:value-type="float">
            <text:p>120844</text:p>
          </table:table-cell>
          <table:table-cell office:value-type="float" office:value="120500" calcext:value-type="float">
            <text:p>120500</text:p>
          </table:table-cell>
        </table:table-row>
        <table:table-row table:style-name="ro2">
          <table:table-cell office:value-type="string" calcext:value-type="string">
            <text:p><text:a xlink:href="javascript:sym(3459)" xlink:type="simple">Pachuca de Soto</text:a></text:p>
          </table:table-cell>
          <table:table-cell office:value-type="string" calcext:value-type="string">
            <text:p>HGO</text:p>
          </table:table-cell>
          <table:table-cell office:value-type="float" office:value="174013" calcext:value-type="float">
            <text:p>174013</text:p>
          </table:table-cell>
          <table:table-cell office:value-type="float" office:value="209996" calcext:value-type="float">
            <text:p>209996</text:p>
          </table:table-cell>
          <table:table-cell office:value-type="float" office:value="231622" calcext:value-type="float">
            <text:p>231622</text:p>
          </table:table-cell>
          <table:table-cell office:value-type="float" office:value="267755" calcext:value-type="float">
            <text:p>267755</text:p>
          </table:table-cell>
          <table:table-cell office:value-type="float" office:value="256750" calcext:value-type="float">
            <text:p>256750</text:p>
          </table:table-cell>
          <table:table-cell office:value-type="float" office:value="297848" calcext:value-type="float">
            <text:p>297848</text:p>
          </table:table-cell>
        </table:table-row>
        <table:table-row table:style-name="ro2">
          <table:table-cell office:value-type="string" calcext:value-type="string">
            <text:p><text:a xlink:href="javascript:sym(10091)" xlink:type="simple">Piedras Negras</text:a></text:p>
          </table:table-cell>
          <table:table-cell office:value-type="string" calcext:value-type="string">
            <text:p>COA</text:p>
          </table:table-cell>
          <table:table-cell office:value-type="float" office:value="96178" calcext:value-type="float">
            <text:p>96178</text:p>
          </table:table-cell>
          <table:table-cell office:value-type="float" office:value="114384" calcext:value-type="float">
            <text:p>114384</text:p>
          </table:table-cell>
          <table:table-cell office:value-type="float" office:value="126404" calcext:value-type="float">
            <text:p>126404</text:p>
          </table:table-cell>
          <table:table-cell office:value-type="float" office:value="142030" calcext:value-type="float">
            <text:p>142030</text:p>
          </table:table-cell>
          <table:table-cell office:value-type="float" office:value="150966" calcext:value-type="float">
            <text:p>150966</text:p>
          </table:table-cell>
          <table:table-cell office:value-type="float" office:value="173959" calcext:value-type="float">
            <text:p>173959</text:p>
          </table:table-cell>
        </table:table-row>
        <table:table-row table:style-name="ro2">
          <table:table-cell office:value-type="string" calcext:value-type="string">
            <text:p><text:a xlink:href="javascript:sym(20233)" xlink:type="simple">Playa del Carmen</text:a>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...</text:p>
          </table:table-cell>
          <table:table-cell office:value-type="float" office:value="17621" calcext:value-type="float">
            <text:p>17621</text:p>
          </table:table-cell>
          <table:table-cell office:value-type="float" office:value="43625" calcext:value-type="float">
            <text:p>43625</text:p>
          </table:table-cell>
          <table:table-cell office:value-type="float" office:value="107035" calcext:value-type="float">
            <text:p>107035</text:p>
          </table:table-cell>
          <table:table-cell office:value-type="float" office:value="149926" calcext:value-type="float">
            <text:p>149926</text:p>
          </table:table-cell>
          <table:table-cell office:value-type="float" office:value="304942" calcext:value-type="float">
            <text:p>304942</text:p>
          </table:table-cell>
        </table:table-row>
        <table:table-row table:style-name="ro2">
          <table:table-cell office:value-type="string" calcext:value-type="string">
            <text:p><text:a xlink:href="javascript:sym(3460)" xlink:type="simple">Poza Rica de Hidalgo</text:a></text:p>
          </table:table-cell>
          <table:table-cell office:value-type="string" calcext:value-type="string">
            <text:p>VER</text:p>
          </table:table-cell>
          <table:table-cell office:value-type="float" office:value="151739" calcext:value-type="float">
            <text:p>151739</text:p>
          </table:table-cell>
          <table:table-cell office:value-type="float" office:value="153585" calcext:value-type="float">
            <text:p>153585</text:p>
          </table:table-cell>
          <table:table-cell office:value-type="float" office:value="152704" calcext:value-type="float">
            <text:p>152704</text:p>
          </table:table-cell>
          <table:table-cell office:value-type="float" office:value="176186" calcext:value-type="float">
            <text:p>176186</text:p>
          </table:table-cell>
          <table:table-cell office:value-type="float" office:value="187601" calcext:value-type="float">
            <text:p>187601</text:p>
          </table:table-cell>
          <table:table-cell office:value-type="float" office:value="180057" calcext:value-type="float">
            <text:p>180057</text:p>
          </table:table-cell>
        </table:table-row>
        <table:table-row table:style-name="ro3">
          <table:table-cell office:value-type="string" calcext:value-type="string">
            <text:p><text:a xlink:href="javascript:sym(3461)" xlink:type="simple">Puebla</text:a> (Heróica Puebla de Zaragoza)</text:p>
          </table:table-cell>
          <table:table-cell office:value-type="string" calcext:value-type="string">
            <text:p>PUE</text:p>
          </table:table-cell>
          <table:table-cell office:value-type="float" office:value="1007170" calcext:value-type="float">
            <text:p>1007170</text:p>
          </table:table-cell>
          <table:table-cell office:value-type="float" office:value="1157625" calcext:value-type="float">
            <text:p>1157625</text:p>
          </table:table-cell>
          <table:table-cell office:value-type="float" office:value="1272437" calcext:value-type="float">
            <text:p>1272437</text:p>
          </table:table-cell>
          <table:table-cell office:value-type="float" office:value="1400589" calcext:value-type="float">
            <text:p>1400589</text:p>
          </table:table-cell>
          <table:table-cell office:value-type="float" office:value="1434062" calcext:value-type="float">
            <text:p>1434062</text:p>
          </table:table-cell>
          <table:table-cell office:value-type="float" office:value="1542232" calcext:value-type="float">
            <text:p>1542232</text:p>
          </table:table-cell>
        </table:table-row>
        <table:table-row table:style-name="ro2">
          <table:table-cell office:value-type="string" calcext:value-type="string">
            <text:p><text:a xlink:href="javascript:sym(10108)" xlink:type="simple">Puerto Vallarta</text:a></text:p>
          </table:table-cell>
          <table:table-cell office:value-type="string" calcext:value-type="string">
            <text:p>JAL</text:p>
          </table:table-cell>
          <table:table-cell office:value-type="float" office:value="93503" calcext:value-type="float">
            <text:p>93503</text:p>
          </table:table-cell>
          <table:table-cell office:value-type="float" office:value="121844" calcext:value-type="float">
            <text:p>121844</text:p>
          </table:table-cell>
          <table:table-cell office:value-type="float" office:value="151432" calcext:value-type="float">
            <text:p>151432</text:p>
          </table:table-cell>
          <table:table-cell office:value-type="float" office:value="178162" calcext:value-type="float">
            <text:p>178162</text:p>
          </table:table-cell>
          <table:table-cell office:value-type="float" office:value="203368" calcext:value-type="float">
            <text:p>203368</text:p>
          </table:table-cell>
          <table:table-cell office:value-type="float" office:value="224166" calcext:value-type="float">
            <text:p>224166</text:p>
          </table:table-cell>
        </table:table-row>
        <table:table-row table:style-name="ro1">
          <table:table-cell office:value-type="string" calcext:value-type="string">
            <text:p><text:a xlink:href="javascript:sym(3462)" xlink:type="simple">Querétaro</text:a> (Santiago de Querétaro)</text:p>
          </table:table-cell>
          <table:table-cell office:value-type="string" calcext:value-type="string">
            <text:p>QRO</text:p>
          </table:table-cell>
          <table:table-cell office:value-type="float" office:value="385503" calcext:value-type="float">
            <text:p>385503</text:p>
          </table:table-cell>
          <table:table-cell office:value-type="float" office:value="469542" calcext:value-type="float">
            <text:p>469542</text:p>
          </table:table-cell>
          <table:table-cell office:value-type="float" office:value="538326" calcext:value-type="float">
            <text:p>538326</text:p>
          </table:table-cell>
          <table:table-cell office:value-type="float" office:value="605313" calcext:value-type="float">
            <text:p>605313</text:p>
          </table:table-cell>
          <table:table-cell office:value-type="float" office:value="646720" calcext:value-type="float">
            <text:p>646720</text:p>
          </table:table-cell>
          <table:table-cell office:value-type="float" office:value="794789" calcext:value-type="float">
            <text:p>794789</text:p>
          </table:table-cell>
        </table:table-row>
        <table:table-row table:style-name="ro2">
          <table:table-cell office:value-type="string" calcext:value-type="string">
            <text:p><text:a xlink:href="javascript:sym(20062)" xlink:type="simple">Ramos Arizpe</text:a></text:p>
          </table:table-cell>
          <table:table-cell office:value-type="string" calcext:value-type="string">
            <text:p>COA</text:p>
          </table:table-cell>
          <table:table-cell office:value-type="float" office:value="16796" calcext:value-type="float">
            <text:p>16796</text:p>
          </table:table-cell>
          <table:table-cell office:value-type="float" office:value="26229" calcext:value-type="float">
            <text:p>26229</text:p>
          </table:table-cell>
          <table:table-cell office:value-type="float" office:value="31339" calcext:value-type="float">
            <text:p>31339</text:p>
          </table:table-cell>
          <table:table-cell office:value-type="float" office:value="49009" calcext:value-type="float">
            <text:p>49009</text:p>
          </table:table-cell>
          <table:table-cell office:value-type="float" office:value="67260" calcext:value-type="float">
            <text:p>67260</text:p>
          </table:table-cell>
          <table:table-cell office:value-type="float" office:value="114010" calcext:value-type="float">
            <text:p>114010</text:p>
          </table:table-cell>
        </table:table-row>
        <table:table-row table:style-name="ro2">
          <table:table-cell office:value-type="string" calcext:value-type="string">
            <text:p><text:a xlink:href="javascript:sym(3463)" xlink:type="simple">Reynosa</text:a></text:p>
          </table:table-cell>
          <table:table-cell office:value-type="string" calcext:value-type="string">
            <text:p>TAM</text:p>
          </table:table-cell>
          <table:table-cell office:value-type="float" office:value="265663" calcext:value-type="float">
            <text:p>265663</text:p>
          </table:table-cell>
          <table:table-cell office:value-type="float" office:value="320458" calcext:value-type="float">
            <text:p>320458</text:p>
          </table:table-cell>
          <table:table-cell office:value-type="float" office:value="403718" calcext:value-type="float">
            <text:p>403718</text:p>
          </table:table-cell>
          <table:table-cell office:value-type="float" office:value="508107" calcext:value-type="float">
            <text:p>508107</text:p>
          </table:table-cell>
          <table:table-cell office:value-type="float" office:value="592532" calcext:value-type="float">
            <text:p>592532</text:p>
          </table:table-cell>
          <table:table-cell office:value-type="float" office:value="691557" calcext:value-type="float">
            <text:p>691557</text:p>
          </table:table-cell>
        </table:table-row>
        <table:table-row table:style-name="ro1">
          <table:table-cell office:value-type="string" calcext:value-type="string">
            <text:p><text:a xlink:href="javascript:sym(10140)" xlink:type="simple">Río Bravo</text:a> (Ciudad Río Bravo)</text:p>
          </table:table-cell>
          <table:table-cell office:value-type="string" calcext:value-type="string">
            <text:p>TAM</text:p>
          </table:table-cell>
          <table:table-cell office:value-type="float" office:value="67092" calcext:value-type="float">
            <text:p>67092</text:p>
          </table:table-cell>
          <table:table-cell office:value-type="float" office:value="74913" calcext:value-type="float">
            <text:p>74913</text:p>
          </table:table-cell>
          <table:table-cell office:value-type="float" office:value="80305" calcext:value-type="float">
            <text:p>80305</text:p>
          </table:table-cell>
          <table:table-cell office:value-type="float" office:value="85347" calcext:value-type="float">
            <text:p>85347</text:p>
          </table:table-cell>
          <table:table-cell office:value-type="float" office:value="95841" calcext:value-type="float">
            <text:p>95841</text:p>
          </table:table-cell>
          <table:table-cell office:value-type="float" office:value="111314" calcext:value-type="float">
            <text:p>111314</text:p>
          </table:table-cell>
        </table:table-row>
        <table:table-row table:style-name="ro1">
          <table:table-cell office:value-type="string" calcext:value-type="string">
            <text:p><text:a xlink:href="javascript:sym(20050)" xlink:type="simple">Rosarito</text:a> (Playas de Rosarito)</text:p>
          </table:table-cell>
          <table:table-cell office:value-type="string" calcext:value-type="string">
            <text:p>BCF</text:p>
          </table:table-cell>
          <table:table-cell office:value-type="string" calcext:value-type="string">
            <text:p>...</text:p>
          </table:table-cell>
          <table:table-cell office:value-type="float" office:value="37121" calcext:value-type="float">
            <text:p>37121</text:p>
          </table:table-cell>
          <table:table-cell office:value-type="float" office:value="52487" calcext:value-type="float">
            <text:p>52487</text:p>
          </table:table-cell>
          <table:table-cell office:value-type="float" office:value="62563" calcext:value-type="float">
            <text:p>62563</text:p>
          </table:table-cell>
          <table:table-cell office:value-type="float" office:value="74487" calcext:value-type="float">
            <text:p>74487</text:p>
          </table:table-cell>
          <table:table-cell office:value-type="float" office:value="100660" calcext:value-type="float">
            <text:p>100660</text:p>
          </table:table-cell>
        </table:table-row>
        <table:table-row table:style-name="ro2">
          <table:table-cell office:value-type="string" calcext:value-type="string">
            <text:p><text:a xlink:href="javascript:sym(3464)" xlink:type="simple">Salamanca</text:a></text:p>
          </table:table-cell>
          <table:table-cell office:value-type="string" calcext:value-type="string">
            <text:p>GTO</text:p>
          </table:table-cell>
          <table:table-cell office:value-type="float" office:value="123190" calcext:value-type="float">
            <text:p>123190</text:p>
          </table:table-cell>
          <table:table-cell office:value-type="float" office:value="135874" calcext:value-type="float">
            <text:p>135874</text:p>
          </table:table-cell>
          <table:table-cell office:value-type="float" office:value="137000" calcext:value-type="float">
            <text:p>137000</text:p>
          </table:table-cell>
          <table:table-cell office:value-type="float" office:value="143838" calcext:value-type="float">
            <text:p>143838</text:p>
          </table:table-cell>
          <table:table-cell office:value-type="float" office:value="160169" calcext:value-type="float">
            <text:p>160169</text:p>
          </table:table-cell>
          <table:table-cell office:value-type="float" office:value="160682" calcext:value-type="float">
            <text:p>160682</text:p>
          </table:table-cell>
        </table:table-row>
        <table:table-row table:style-name="ro2">
          <table:table-cell office:value-type="string" calcext:value-type="string">
            <text:p><text:a xlink:href="javascript:sym(3465)" xlink:type="simple">Saltillo</text:a></text:p>
          </table:table-cell>
          <table:table-cell office:value-type="string" calcext:value-type="string">
            <text:p>COA</text:p>
          </table:table-cell>
          <table:table-cell office:value-type="float" office:value="420947" calcext:value-type="float">
            <text:p>420947</text:p>
          </table:table-cell>
          <table:table-cell office:value-type="float" office:value="510131" calcext:value-type="float">
            <text:p>510131</text:p>
          </table:table-cell>
          <table:table-cell office:value-type="float" office:value="562587" calcext:value-type="float">
            <text:p>562587</text:p>
          </table:table-cell>
          <table:table-cell office:value-type="float" office:value="633669" calcext:value-type="float">
            <text:p>633669</text:p>
          </table:table-cell>
          <table:table-cell office:value-type="float" office:value="709674" calcext:value-type="float">
            <text:p>709674</text:p>
          </table:table-cell>
          <table:table-cell office:value-type="float" office:value="864431" calcext:value-type="float">
            <text:p>864431</text:p>
          </table:table-cell>
        </table:table-row>
        <table:table-row table:style-name="ro2">
          <table:table-cell office:value-type="string" calcext:value-type="string">
            <text:p><text:a xlink:href="javascript:sym(10094)" xlink:type="simple">San Cristóbal de las Casas</text:a></text:p>
          </table:table-cell>
          <table:table-cell office:value-type="string" calcext:value-type="string">
            <text:p>CHS</text:p>
          </table:table-cell>
          <table:table-cell office:value-type="float" office:value="73388" calcext:value-type="float">
            <text:p>73388</text:p>
          </table:table-cell>
          <table:table-cell office:value-type="float" office:value="99254" calcext:value-type="float">
            <text:p>99254</text:p>
          </table:table-cell>
          <table:table-cell office:value-type="float" office:value="112442" calcext:value-type="float">
            <text:p>112442</text:p>
          </table:table-cell>
          <table:table-cell office:value-type="float" office:value="142364" calcext:value-type="float">
            <text:p>142364</text:p>
          </table:table-cell>
          <table:table-cell office:value-type="float" office:value="158027" calcext:value-type="float">
            <text:p>158027</text:p>
          </table:table-cell>
          <table:table-cell office:value-type="float" office:value="183509" calcext:value-type="float">
            <text:p>183509</text:p>
          </table:table-cell>
        </table:table-row>
        <table:table-row table:style-name="ro3">
          <table:table-cell office:value-type="string" calcext:value-type="string">
            <text:p><text:a xlink:href="javascript:sym(3491)" xlink:type="simple">San Francisco Coacalco</text:a> (Coacalco de Berriozábal)</text:p>
          </table:table-cell>
          <table:table-cell office:value-type="string" calcext:value-type="string">
            <text:p>MEX</text:p>
          </table:table-cell>
          <table:table-cell office:value-type="float" office:value="151255" calcext:value-type="float">
            <text:p>151255</text:p>
          </table:table-cell>
          <table:table-cell office:value-type="float" office:value="202778" calcext:value-type="float">
            <text:p>202778</text:p>
          </table:table-cell>
          <table:table-cell office:value-type="float" office:value="252291" calcext:value-type="float">
            <text:p>252291</text:p>
          </table:table-cell>
          <table:table-cell office:value-type="float" office:value="285822" calcext:value-type="float">
            <text:p>285822</text:p>
          </table:table-cell>
          <table:table-cell office:value-type="float" office:value="277959" calcext:value-type="float">
            <text:p>277959</text:p>
          </table:table-cell>
          <table:table-cell office:value-type="float" office:value="293245" calcext:value-type="float">
            <text:p>293245</text:p>
          </table:table-cell>
        </table:table-row>
        <table:table-row table:style-name="ro2">
          <table:table-cell office:value-type="string" calcext:value-type="string">
            <text:p><text:a xlink:href="javascript:sym(11642)" xlink:type="simple">San José del Cabo</text:a></text:p>
          </table:table-cell>
          <table:table-cell office:value-type="string" calcext:value-type="string">
            <text:p>BC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1623" calcext:value-type="float">
            <text:p>41623</text:p>
          </table:table-cell>
          <table:table-cell office:value-type="float" office:value="65373" calcext:value-type="float">
            <text:p>65373</text:p>
          </table:table-cell>
          <table:table-cell office:value-type="float" office:value="95172" calcext:value-type="float">
            <text:p>95172</text:p>
          </table:table-cell>
          <table:table-cell office:value-type="float" office:value="136285" calcext:value-type="float">
            <text:p>136285</text:p>
          </table:table-cell>
        </table:table-row>
        <table:table-row table:style-name="ro2">
          <table:table-cell office:value-type="string" calcext:value-type="string">
            <text:p><text:a xlink:href="javascript:sym(10125)" xlink:type="simple">San Juan Bautista Tuxtepec</text:a></text:p>
          </table:table-cell>
          <table:table-cell office:value-type="string" calcext:value-type="string">
            <text:p>OAX</text:p>
          </table:table-cell>
          <table:table-cell office:value-type="float" office:value="62788" calcext:value-type="float">
            <text:p>62788</text:p>
          </table:table-cell>
          <table:table-cell office:value-type="float" office:value="77467" calcext:value-type="float">
            <text:p>77467</text:p>
          </table:table-cell>
          <table:table-cell office:value-type="float" office:value="84199" calcext:value-type="float">
            <text:p>84199</text:p>
          </table:table-cell>
          <table:table-cell office:value-type="float" office:value="94209" calcext:value-type="float">
            <text:p>94209</text:p>
          </table:table-cell>
          <table:table-cell office:value-type="float" office:value="101810" calcext:value-type="float">
            <text:p>101810</text:p>
          </table:table-cell>
          <table:table-cell office:value-type="float" office:value="103609" calcext:value-type="float">
            <text:p>103609</text:p>
          </table:table-cell>
        </table:table-row>
        <table:table-row table:style-name="ro2">
          <table:table-cell office:value-type="string" calcext:value-type="string">
            <text:p><text:a xlink:href="javascript:sym(10128)" xlink:type="simple">San Juan del Río</text:a></text:p>
          </table:table-cell>
          <table:table-cell office:value-type="string" calcext:value-type="string">
            <text:p>QRO</text:p>
          </table:table-cell>
          <table:table-cell office:value-type="float" office:value="61652" calcext:value-type="float">
            <text:p>61652</text:p>
          </table:table-cell>
          <table:table-cell office:value-type="float" office:value="84532" calcext:value-type="float">
            <text:p>84532</text:p>
          </table:table-cell>
          <table:table-cell office:value-type="float" office:value="102337" calcext:value-type="float">
            <text:p>102337</text:p>
          </table:table-cell>
          <table:table-cell office:value-type="float" office:value="125618" calcext:value-type="float">
            <text:p>125618</text:p>
          </table:table-cell>
          <table:table-cell office:value-type="float" office:value="144538" calcext:value-type="float">
            <text:p>144538</text:p>
          </table:table-cell>
          <table:table-cell office:value-type="float" office:value="177719" calcext:value-type="float">
            <text:p>177719</text:p>
          </table:table-cell>
        </table:table-row>
        <table:table-row table:style-name="ro2">
          <table:table-cell office:value-type="string" calcext:value-type="string">
            <text:p><text:a xlink:href="javascript:sym(3466)" xlink:type="simple">San Luis Potosí</text:a></text:p>
          </table:table-cell>
          <table:table-cell office:value-type="string" calcext:value-type="string">
            <text:p>SLP</text:p>
          </table:table-cell>
          <table:table-cell office:value-type="float" office:value="489238" calcext:value-type="float">
            <text:p>489238</text:p>
          </table:table-cell>
          <table:table-cell office:value-type="float" office:value="586585" calcext:value-type="float">
            <text:p>586585</text:p>
          </table:table-cell>
          <table:table-cell office:value-type="float" office:value="629254" calcext:value-type="float">
            <text:p>629254</text:p>
          </table:table-cell>
          <table:table-cell office:value-type="float" office:value="687780" calcext:value-type="float">
            <text:p>687780</text:p>
          </table:table-cell>
          <table:table-cell office:value-type="float" office:value="724252" calcext:value-type="float">
            <text:p>724252</text:p>
          </table:table-cell>
          <table:table-cell office:value-type="float" office:value="845941" calcext:value-type="float">
            <text:p>845941</text:p>
          </table:table-cell>
        </table:table-row>
        <table:table-row table:style-name="ro2">
          <table:table-cell office:value-type="string" calcext:value-type="string">
            <text:p><text:a xlink:href="javascript:sym(10133)" xlink:type="simple">San Luis Río Colorado</text:a></text:p>
          </table:table-cell>
          <table:table-cell office:value-type="string" calcext:value-type="string">
            <text:p>SON</text:p>
          </table:table-cell>
          <table:table-cell office:value-type="float" office:value="95461" calcext:value-type="float">
            <text:p>95461</text:p>
          </table:table-cell>
          <table:table-cell office:value-type="float" office:value="115596" calcext:value-type="float">
            <text:p>115596</text:p>
          </table:table-cell>
          <table:table-cell office:value-type="float" office:value="126653" calcext:value-type="float">
            <text:p>126653</text:p>
          </table:table-cell>
          <table:table-cell office:value-type="float" office:value="138817" calcext:value-type="float">
            <text:p>138817</text:p>
          </table:table-cell>
          <table:table-cell office:value-type="float" office:value="158089" calcext:value-type="float">
            <text:p>158089</text:p>
          </table:table-cell>
          <table:table-cell office:value-type="float" office:value="176685" calcext:value-type="float">
            <text:p>176685</text:p>
          </table:table-cell>
        </table:table-row>
        <table:table-row table:style-name="ro2">
          <table:table-cell office:value-type="string" calcext:value-type="string">
            <text:p><text:a xlink:href="javascript:sym(3467)" xlink:type="simple">San Nicolás de los Garza</text:a></text:p>
          </table:table-cell>
          <table:table-cell office:value-type="string" calcext:value-type="string">
            <text:p>NLN</text:p>
          </table:table-cell>
          <table:table-cell office:value-type="float" office:value="436603" calcext:value-type="float">
            <text:p>436603</text:p>
          </table:table-cell>
          <table:table-cell office:value-type="float" office:value="487924" calcext:value-type="float">
            <text:p>487924</text:p>
          </table:table-cell>
          <table:table-cell office:value-type="float" office:value="496878" calcext:value-type="float">
            <text:p>496878</text:p>
          </table:table-cell>
          <table:table-cell office:value-type="float" office:value="476761" calcext:value-type="float">
            <text:p>476761</text:p>
          </table:table-cell>
          <table:table-cell office:value-type="float" office:value="443273" calcext:value-type="float">
            <text:p>443273</text:p>
          </table:table-cell>
          <table:table-cell office:value-type="float" office:value="412199" calcext:value-type="float">
            <text:p>412199</text:p>
          </table:table-cell>
        </table:table-row>
        <table:table-row table:style-name="ro2">
          <table:table-cell office:value-type="string" calcext:value-type="string">
            <text:p><text:a xlink:href="javascript:sym(10358)" xlink:type="simple">San Pablo de las Salinas</text:a></text:p>
          </table:table-cell>
          <table:table-cell office:value-type="string" calcext:value-type="string">
            <text:p>MEX</text:p>
          </table:table-cell>
          <table:table-cell table:style-name="ce3" office:value-type="float" office:value="84217" calcext:value-type="float">
            <text:p>84217</text:p>
          </table:table-cell>
          <table:table-cell table:style-name="ce3" office:value-type="float" office:value="126659" calcext:value-type="float">
            <text:p>126659</text:p>
          </table:table-cell>
          <table:table-cell table:style-name="ce3" office:value-type="float" office:value="146560" calcext:value-type="float">
            <text:p>146560</text:p>
          </table:table-cell>
          <table:table-cell table:style-name="ce3" office:value-type="float" office:value="160432" calcext:value-type="float">
            <text:p>160432</text:p>
          </table:table-cell>
          <table:table-cell table:style-name="ce3" office:value-type="float" office:value="189453" calcext:value-type="float">
            <text:p>189453</text:p>
          </table:table-cell>
          <table:table-cell office:value-type="float" office:value="157998" calcext:value-type="float">
            <text:p>157998</text:p>
          </table:table-cell>
        </table:table-row>
        <table:table-row table:style-name="ro2">
          <table:table-cell office:value-type="string" calcext:value-type="string">
            <text:p><text:a xlink:href="javascript:sym(3435)" xlink:type="simple">San Pedro Garza García</text:a></text:p>
          </table:table-cell>
          <table:table-cell office:value-type="string" calcext:value-type="string">
            <text:p>NLN</text:p>
          </table:table-cell>
          <table:table-cell office:value-type="float" office:value="113017" calcext:value-type="float">
            <text:p>113017</text:p>
          </table:table-cell>
          <table:table-cell office:value-type="float" office:value="120868" calcext:value-type="float">
            <text:p>120868</text:p>
          </table:table-cell>
          <table:table-cell office:value-type="float" office:value="125945" calcext:value-type="float">
            <text:p>125945</text:p>
          </table:table-cell>
          <table:table-cell office:value-type="float" office:value="121977" calcext:value-type="float">
            <text:p>121977</text:p>
          </table:table-cell>
          <table:table-cell office:value-type="float" office:value="122627" calcext:value-type="float">
            <text:p>122627</text:p>
          </table:table-cell>
          <table:table-cell office:value-type="float" office:value="132128" calcext:value-type="float">
            <text:p>132128</text:p>
          </table:table-cell>
        </table:table-row>
        <table:table-row table:style-name="ro2">
          <table:table-cell office:value-type="string" calcext:value-type="string">
            <text:p><text:a xlink:href="javascript:sym(3469)" xlink:type="simple">Soledad de Graciano Sánchez</text:a></text:p>
          </table:table-cell>
          <table:table-cell office:value-type="string" calcext:value-type="string">
            <text:p>SLP</text:p>
          </table:table-cell>
          <table:table-cell office:value-type="float" office:value="123943" calcext:value-type="float">
            <text:p>123943</text:p>
          </table:table-cell>
          <table:table-cell office:value-type="float" office:value="147188" calcext:value-type="float">
            <text:p>147188</text:p>
          </table:table-cell>
          <table:table-cell office:value-type="float" office:value="169574" calcext:value-type="float">
            <text:p>169574</text:p>
          </table:table-cell>
          <table:table-cell office:value-type="float" office:value="216348" calcext:value-type="float">
            <text:p>216348</text:p>
          </table:table-cell>
          <table:table-cell office:value-type="float" office:value="255045" calcext:value-type="float">
            <text:p>255045</text:p>
          </table:table-cell>
          <table:table-cell office:value-type="float" office:value="310192" calcext:value-type="float">
            <text:p>310192</text:p>
          </table:table-cell>
        </table:table-row>
        <table:table-row table:style-name="ro2">
          <table:table-cell office:value-type="string" calcext:value-type="string">
            <text:p><text:a xlink:href="javascript:sym(3470)" xlink:type="simple">Tampico</text:a></text:p>
          </table:table-cell>
          <table:table-cell office:value-type="string" calcext:value-type="string">
            <text:p>TAM</text:p>
          </table:table-cell>
          <table:table-cell office:value-type="float" office:value="272690" calcext:value-type="float">
            <text:p>272690</text:p>
          </table:table-cell>
          <table:table-cell office:value-type="float" office:value="278933" calcext:value-type="float">
            <text:p>278933</text:p>
          </table:table-cell>
          <table:table-cell office:value-type="float" office:value="295442" calcext:value-type="float">
            <text:p>295442</text:p>
          </table:table-cell>
          <table:table-cell office:value-type="float" office:value="303635" calcext:value-type="float">
            <text:p>303635</text:p>
          </table:table-cell>
          <table:table-cell office:value-type="float" office:value="297284" calcext:value-type="float">
            <text:p>297284</text:p>
          </table:table-cell>
          <table:table-cell office:value-type="float" office:value="297373" calcext:value-type="float">
            <text:p>297373</text:p>
          </table:table-cell>
        </table:table-row>
        <table:table-row table:style-name="ro2">
          <table:table-cell office:value-type="string" calcext:value-type="string">
            <text:p><text:a xlink:href="javascript:sym(3471)" xlink:type="simple">Tapachula de Córdova y Ordóñez</text:a></text:p>
          </table:table-cell>
          <table:table-cell office:value-type="string" calcext:value-type="string">
            <text:p>CHS</text:p>
          </table:table-cell>
          <table:table-cell office:value-type="float" office:value="138858" calcext:value-type="float">
            <text:p>138858</text:p>
          </table:table-cell>
          <table:table-cell office:value-type="float" office:value="163253" calcext:value-type="float">
            <text:p>163253</text:p>
          </table:table-cell>
          <table:table-cell office:value-type="float" office:value="179865" calcext:value-type="float">
            <text:p>179865</text:p>
          </table:table-cell>
          <table:table-cell office:value-type="float" office:value="190066" calcext:value-type="float">
            <text:p>190066</text:p>
          </table:table-cell>
          <table:table-cell office:value-type="float" office:value="202759" calcext:value-type="float">
            <text:p>202759</text:p>
          </table:table-cell>
          <table:table-cell office:value-type="float" office:value="217550" calcext:value-type="float">
            <text:p>217550</text:p>
          </table:table-cell>
        </table:table-row>
        <table:table-row table:style-name="ro2">
          <table:table-cell office:value-type="string" calcext:value-type="string">
            <text:p><text:a xlink:href="javascript:sym(3472)" xlink:type="simple">Tehuacán</text:a></text:p>
          </table:table-cell>
          <table:table-cell office:value-type="string" calcext:value-type="string">
            <text:p>PUE</text:p>
          </table:table-cell>
          <table:table-cell office:value-type="float" office:value="139450" calcext:value-type="float">
            <text:p>139450</text:p>
          </table:table-cell>
          <table:table-cell office:value-type="float" office:value="172510" calcext:value-type="float">
            <text:p>172510</text:p>
          </table:table-cell>
          <table:table-cell office:value-type="float" office:value="204744" calcext:value-type="float">
            <text:p>204744</text:p>
          </table:table-cell>
          <table:table-cell office:value-type="float" office:value="238262" calcext:value-type="float">
            <text:p>238262</text:p>
          </table:table-cell>
          <table:table-cell office:value-type="float" office:value="249735" calcext:value-type="float">
            <text:p>249735</text:p>
          </table:table-cell>
          <table:table-cell office:value-type="float" office:value="293825" calcext:value-type="float">
            <text:p>293825</text:p>
          </table:table-cell>
        </table:table-row>
        <table:table-row table:style-name="ro2">
          <table:table-cell office:value-type="string" calcext:value-type="string">
            <text:p><text:a xlink:href="javascript:sym(11661)" xlink:type="simple">Temixco</text:a></text:p>
          </table:table-cell>
          <table:table-cell office:value-type="string" calcext:value-type="string">
            <text:p>MOR</text:p>
          </table:table-cell>
          <table:table-cell office:value-type="float" office:value="65058" calcext:value-type="float">
            <text:p>65058</text:p>
          </table:table-cell>
          <table:table-cell office:value-type="float" office:value="82441" calcext:value-type="float">
            <text:p>82441</text:p>
          </table:table-cell>
          <table:table-cell office:value-type="float" office:value="85914" calcext:value-type="float">
            <text:p>85914</text:p>
          </table:table-cell>
          <table:table-cell office:value-type="float" office:value="89915" calcext:value-type="float">
            <text:p>89915</text:p>
          </table:table-cell>
          <table:table-cell office:value-type="float" office:value="97788" calcext:value-type="float">
            <text:p>97788</text:p>
          </table:table-cell>
          <table:table-cell office:value-type="float" office:value="104461" calcext:value-type="float">
            <text:p>104461</text:p>
          </table:table-cell>
        </table:table-row>
        <table:table-row table:style-name="ro2">
          <table:table-cell office:value-type="string" calcext:value-type="string">
            <text:p><text:a xlink:href="javascript:sym(20145)" xlink:type="simple">Tepexpan</text:a></text:p>
          </table:table-cell>
          <table:table-cell office:value-type="string" calcext:value-type="string">
            <text:p>MEX</text:p>
          </table:table-cell>
          <table:table-cell office:value-type="float" office:value="26206" calcext:value-type="float">
            <text:p>26206</text:p>
          </table:table-cell>
          <table:table-cell office:value-type="float" office:value="32086" calcext:value-type="float">
            <text:p>32086</text:p>
          </table:table-cell>
          <table:table-cell office:value-type="float" office:value="36131" calcext:value-type="float">
            <text:p>36131</text:p>
          </table:table-cell>
          <table:table-cell office:value-type="float" office:value="48103" calcext:value-type="float">
            <text:p>48103</text:p>
          </table:table-cell>
          <table:table-cell office:value-type="float" office:value="102667" calcext:value-type="float">
            <text:p>102667</text:p>
          </table:table-cell>
          <table:table-cell office:value-type="float" office:value="120778" calcext:value-type="float">
            <text:p>120778</text:p>
          </table:table-cell>
        </table:table-row>
        <table:table-row table:style-name="ro2">
          <table:table-cell office:value-type="string" calcext:value-type="string">
            <text:p><text:a xlink:href="javascript:sym(3473)" xlink:type="simple">Tepic</text:a></text:p>
          </table:table-cell>
          <table:table-cell office:value-type="string" calcext:value-type="string">
            <text:p>NAY</text:p>
          </table:table-cell>
          <table:table-cell office:value-type="float" office:value="206967" calcext:value-type="float">
            <text:p>206967</text:p>
          </table:table-cell>
          <table:table-cell office:value-type="float" office:value="254551" calcext:value-type="float">
            <text:p>254551</text:p>
          </table:table-cell>
          <table:table-cell office:value-type="float" office:value="265817" calcext:value-type="float">
            <text:p>265817</text:p>
          </table:table-cell>
          <table:table-cell office:value-type="float" office:value="295211" calcext:value-type="float">
            <text:p>295211</text:p>
          </table:table-cell>
          <table:table-cell office:value-type="float" office:value="332963" calcext:value-type="float">
            <text:p>332963</text:p>
          </table:table-cell>
          <table:table-cell office:value-type="float" office:value="371387" calcext:value-type="float">
            <text:p>371387</text:p>
          </table:table-cell>
        </table:table-row>
        <table:table-row table:style-name="ro2">
          <table:table-cell office:value-type="string" calcext:value-type="string">
            <text:p><text:a xlink:href="javascript:sym(3474)" xlink:type="simple">Tijuana</text:a></text:p>
          </table:table-cell>
          <table:table-cell office:value-type="string" calcext:value-type="string">
            <text:p>BCF</text:p>
          </table:table-cell>
          <table:table-cell office:value-type="float" office:value="698752" calcext:value-type="float">
            <text:p>698752</text:p>
          </table:table-cell>
          <table:table-cell office:value-type="float" office:value="966097" calcext:value-type="float">
            <text:p>966097</text:p>
          </table:table-cell>
          <table:table-cell office:value-type="float" office:value="1200301" calcext:value-type="float">
            <text:p>1200301</text:p>
          </table:table-cell>
          <table:table-cell office:value-type="float" office:value="1395674" calcext:value-type="float">
            <text:p>1395674</text:p>
          </table:table-cell>
          <table:table-cell office:value-type="float" office:value="1512512" calcext:value-type="float">
            <text:p>1512512</text:p>
          </table:table-cell>
          <table:table-cell office:value-type="float" office:value="1810645" calcext:value-type="float">
            <text:p>1810645</text:p>
          </table:table-cell>
        </table:table-row>
        <table:table-row table:style-name="ro2">
          <table:table-cell office:value-type="string" calcext:value-type="string">
            <text:p><text:a xlink:href="javascript:sym(3475)" xlink:type="simple">Tlalnepantla</text:a></text:p>
          </table:table-cell>
          <table:table-cell office:value-type="string" calcext:value-type="string">
            <text:p>MEX</text:p>
          </table:table-cell>
          <table:table-cell office:value-type="float" office:value="702270" calcext:value-type="float">
            <text:p>702270</text:p>
          </table:table-cell>
          <table:table-cell office:value-type="float" office:value="708013" calcext:value-type="float">
            <text:p>708013</text:p>
          </table:table-cell>
          <table:table-cell office:value-type="float" office:value="714735" calcext:value-type="float">
            <text:p>714735</text:p>
          </table:table-cell>
          <table:table-cell office:value-type="float" office:value="674417" calcext:value-type="float">
            <text:p>674417</text:p>
          </table:table-cell>
          <table:table-cell office:value-type="float" office:value="653410" calcext:value-type="float">
            <text:p>653410</text:p>
          </table:table-cell>
          <table:table-cell office:value-type="float" office:value="658907" calcext:value-type="float">
            <text:p>658907</text:p>
          </table:table-cell>
        </table:table-row>
        <table:table-row table:style-name="ro2">
          <table:table-cell office:value-type="string" calcext:value-type="string">
            <text:p><text:a xlink:href="javascript:sym(3476)" xlink:type="simple">Tlaquepaque</text:a></text:p>
          </table:table-cell>
          <table:table-cell office:value-type="string" calcext:value-type="string">
            <text:p>JAL</text:p>
          </table:table-cell>
          <table:table-cell office:value-type="float" office:value="328031" calcext:value-type="float">
            <text:p>328031</text:p>
          </table:table-cell>
          <table:table-cell office:value-type="float" office:value="434710" calcext:value-type="float">
            <text:p>434710</text:p>
          </table:table-cell>
          <table:table-cell office:value-type="float" office:value="459070" calcext:value-type="float">
            <text:p>459070</text:p>
          </table:table-cell>
          <table:table-cell office:value-type="float" office:value="543105" calcext:value-type="float">
            <text:p>543105</text:p>
          </table:table-cell>
          <table:table-cell office:value-type="float" office:value="577911" calcext:value-type="float">
            <text:p>577911</text:p>
          </table:table-cell>
          <table:table-cell office:value-type="float" office:value="650123" calcext:value-type="float">
            <text:p>650123</text:p>
          </table:table-cell>
        </table:table-row>
        <table:table-row table:style-name="ro1">
          <table:table-cell office:value-type="string" calcext:value-type="string">
            <text:p><text:a xlink:href="javascript:sym(3477)" xlink:type="simple">Toluca</text:a> (Toluca de Lerdo)</text:p>
          </table:table-cell>
          <table:table-cell office:value-type="string" calcext:value-type="string">
            <text:p>MEX</text:p>
          </table:table-cell>
          <table:table-cell table:style-name="ce3" office:value-type="float" office:value="327865" calcext:value-type="float">
            <text:p>327865</text:p>
          </table:table-cell>
          <table:table-cell table:style-name="ce3" office:value-type="float" office:value="368384" calcext:value-type="float">
            <text:p>368384</text:p>
          </table:table-cell>
          <table:table-cell table:style-name="ce3" office:value-type="float" office:value="436488" calcext:value-type="float">
            <text:p>436488</text:p>
          </table:table-cell>
          <table:table-cell table:style-name="ce3" office:value-type="float" office:value="470090" calcext:value-type="float">
            <text:p>470090</text:p>
          </table:table-cell>
          <table:table-cell table:style-name="ce3" office:value-type="float" office:value="489333" calcext:value-type="float">
            <text:p>489333</text:p>
          </table:table-cell>
          <table:table-cell office:value-type="float" office:value="223876" calcext:value-type="float">
            <text:p>223876</text:p>
          </table:table-cell>
        </table:table-row>
        <table:table-row table:style-name="ro2">
          <table:table-cell office:value-type="string" calcext:value-type="string">
            <text:p><text:a xlink:href="javascript:sym(3478)" xlink:type="simple">Tonalá</text:a></text:p>
          </table:table-cell>
          <table:table-cell office:value-type="string" calcext:value-type="string">
            <text:p>JAL</text:p>
          </table:table-cell>
          <table:table-cell office:value-type="float" office:value="151190" calcext:value-type="float">
            <text:p>151190</text:p>
          </table:table-cell>
          <table:table-cell office:value-type="float" office:value="250058" calcext:value-type="float">
            <text:p>250058</text:p>
          </table:table-cell>
          <table:table-cell office:value-type="float" office:value="315278" calcext:value-type="float">
            <text:p>315278</text:p>
          </table:table-cell>
          <table:table-cell office:value-type="float" office:value="374258" calcext:value-type="float">
            <text:p>374258</text:p>
          </table:table-cell>
          <table:table-cell office:value-type="float" office:value="408951" calcext:value-type="float">
            <text:p>408951</text:p>
          </table:table-cell>
          <table:table-cell office:value-type="float" office:value="442440" calcext:value-type="float">
            <text:p>442440</text:p>
          </table:table-cell>
        </table:table-row>
        <table:table-row table:style-name="ro2">
          <table:table-cell office:value-type="string" calcext:value-type="string">
            <text:p><text:a xlink:href="javascript:sym(3479)" xlink:type="simple">Torreón</text:a></text:p>
          </table:table-cell>
          <table:table-cell office:value-type="string" calcext:value-type="string">
            <text:p>COA</text:p>
          </table:table-cell>
          <table:table-cell office:value-type="float" office:value="439436" calcext:value-type="float">
            <text:p>439436</text:p>
          </table:table-cell>
          <table:table-cell office:value-type="float" office:value="481493" calcext:value-type="float">
            <text:p>481493</text:p>
          </table:table-cell>
          <table:table-cell office:value-type="float" office:value="504205" calcext:value-type="float">
            <text:p>504205</text:p>
          </table:table-cell>
          <table:table-cell office:value-type="float" office:value="550406" calcext:value-type="float">
            <text:p>550406</text:p>
          </table:table-cell>
          <table:table-cell office:value-type="float" office:value="611447" calcext:value-type="float">
            <text:p>611447</text:p>
          </table:table-cell>
          <table:table-cell office:value-type="float" office:value="690193" calcext:value-type="float">
            <text:p>690193</text:p>
          </table:table-cell>
        </table:table-row>
        <table:table-row table:style-name="ro2">
          <table:table-cell office:value-type="string" calcext:value-type="string">
            <text:p><text:a xlink:href="javascript:sym(10106)" xlink:type="simple">Tulancingo de Bravo</text:a></text:p>
          </table:table-cell>
          <table:table-cell office:value-type="string" calcext:value-type="string">
            <text:p>HGO</text:p>
          </table:table-cell>
          <table:table-cell office:value-type="float" office:value="75477" calcext:value-type="float">
            <text:p>75477</text:p>
          </table:table-cell>
          <table:table-cell office:value-type="float" office:value="87458" calcext:value-type="float">
            <text:p>87458</text:p>
          </table:table-cell>
          <table:table-cell office:value-type="float" office:value="94637" calcext:value-type="float">
            <text:p>94637</text:p>
          </table:table-cell>
          <table:table-cell office:value-type="float" office:value="96538" calcext:value-type="float">
            <text:p>96538</text:p>
          </table:table-cell>
          <table:table-cell office:value-type="float" office:value="102406" calcext:value-type="float">
            <text:p>102406</text:p>
          </table:table-cell>
          <table:table-cell office:value-type="float" office:value="106163" calcext:value-type="float">
            <text:p>106163</text:p>
          </table:table-cell>
        </table:table-row>
        <table:table-row table:style-name="ro2">
          <table:table-cell office:value-type="string" calcext:value-type="string">
            <text:p><text:a xlink:href="javascript:sym(3480)" xlink:type="simple">Tuxtla Gutiérrez</text:a></text:p>
          </table:table-cell>
          <table:table-cell office:value-type="string" calcext:value-type="string">
            <text:p>CHS</text:p>
          </table:table-cell>
          <table:table-cell office:value-type="float" office:value="289626" calcext:value-type="float">
            <text:p>289626</text:p>
          </table:table-cell>
          <table:table-cell office:value-type="float" office:value="378079" calcext:value-type="float">
            <text:p>378079</text:p>
          </table:table-cell>
          <table:table-cell office:value-type="float" office:value="424579" calcext:value-type="float">
            <text:p>424579</text:p>
          </table:table-cell>
          <table:table-cell office:value-type="float" office:value="490476" calcext:value-type="float">
            <text:p>490476</text:p>
          </table:table-cell>
          <table:table-cell office:value-type="float" office:value="537112" calcext:value-type="float">
            <text:p>537112</text:p>
          </table:table-cell>
          <table:table-cell office:value-type="float" office:value="578830" calcext:value-type="float">
            <text:p>578830</text:p>
          </table:table-cell>
        </table:table-row>
        <table:table-row table:style-name="ro2">
          <table:table-cell office:value-type="string" calcext:value-type="string">
            <text:p><text:a xlink:href="javascript:sym(3481)" xlink:type="simple">Uruapan del Progreso</text:a></text:p>
          </table:table-cell>
          <table:table-cell office:value-type="string" calcext:value-type="string">
            <text:p>MIC</text:p>
          </table:table-cell>
          <table:table-cell office:value-type="float" office:value="187623" calcext:value-type="float">
            <text:p>187623</text:p>
          </table:table-cell>
          <table:table-cell office:value-type="float" office:value="215449" calcext:value-type="float">
            <text:p>215449</text:p>
          </table:table-cell>
          <table:table-cell office:value-type="float" office:value="225909" calcext:value-type="float">
            <text:p>225909</text:p>
          </table:table-cell>
          <table:table-cell office:value-type="float" office:value="239040" calcext:value-type="float">
            <text:p>239040</text:p>
          </table:table-cell>
          <table:table-cell office:value-type="float" office:value="264481" calcext:value-type="float">
            <text:p>264481</text:p>
          </table:table-cell>
          <table:table-cell office:value-type="float" office:value="299523" calcext:value-type="float">
            <text:p>299523</text:p>
          </table:table-cell>
        </table:table-row>
        <table:table-row table:style-name="ro2">
          <table:table-cell office:value-type="string" calcext:value-type="string">
            <text:p><text:a xlink:href="javascript:sym(3482)" xlink:type="simple">Veracruz</text:a></text:p>
          </table:table-cell>
          <table:table-cell office:value-type="string" calcext:value-type="string">
            <text:p>VER</text:p>
          </table:table-cell>
          <table:table-cell office:value-type="float" office:value="438821" calcext:value-type="float">
            <text:p>438821</text:p>
          </table:table-cell>
          <table:table-cell office:value-type="float" office:value="505015" calcext:value-type="float">
            <text:p>505015</text:p>
          </table:table-cell>
          <table:table-cell office:value-type="float" office:value="539140" calcext:value-type="float">
            <text:p>539140</text:p>
          </table:table-cell>
          <table:table-cell office:value-type="float" office:value="580371" calcext:value-type="float">
            <text:p>580371</text:p>
          </table:table-cell>
          <table:table-cell office:value-type="float" office:value="562984" calcext:value-type="float">
            <text:p>562984</text:p>
          </table:table-cell>
          <table:table-cell office:value-type="float" office:value="537963" calcext:value-type="float">
            <text:p>537963</text:p>
          </table:table-cell>
        </table:table-row>
        <table:table-row table:style-name="ro3">
          <table:table-cell office:value-type="string" calcext:value-type="string">
            <text:p><text:a xlink:href="javascript:sym(11653)" xlink:type="simple">Villa de Álvarez</text:a> (Ciudad de Villa de Álvarez)</text:p>
          </table:table-cell>
          <table:table-cell office:value-type="string" calcext:value-type="string">
            <text:p>COL</text:p>
          </table:table-cell>
          <table:table-cell office:value-type="float" office:value="35877" calcext:value-type="float">
            <text:p>35877</text:p>
          </table:table-cell>
          <table:table-cell office:value-type="float" office:value="63982" calcext:value-type="float">
            <text:p>63982</text:p>
          </table:table-cell>
          <table:table-cell office:value-type="float" office:value="76679" calcext:value-type="float">
            <text:p>76679</text:p>
          </table:table-cell>
          <table:table-cell office:value-type="float" office:value="98034" calcext:value-type="float">
            <text:p>98034</text:p>
          </table:table-cell>
          <table:table-cell office:value-type="float" office:value="117607" calcext:value-type="float">
            <text:p>117607</text:p>
          </table:table-cell>
          <table:table-cell office:value-type="float" office:value="147496" calcext:value-type="float">
            <text:p>147496</text:p>
          </table:table-cell>
        </table:table-row>
        <table:table-row table:style-name="ro2">
          <table:table-cell office:value-type="string" calcext:value-type="string">
            <text:p><text:a xlink:href="javascript:sym(3483)" xlink:type="simple">Villahermosa</text:a></text:p>
          </table:table-cell>
          <table:table-cell office:value-type="string" calcext:value-type="string">
            <text:p>TAB</text:p>
          </table:table-cell>
          <table:table-cell office:value-type="float" office:value="261231" calcext:value-type="float">
            <text:p>261231</text:p>
          </table:table-cell>
          <table:table-cell office:value-type="float" office:value="301238" calcext:value-type="float">
            <text:p>301238</text:p>
          </table:table-cell>
          <table:table-cell office:value-type="float" office:value="331919" calcext:value-type="float">
            <text:p>331919</text:p>
          </table:table-cell>
          <table:table-cell office:value-type="float" office:value="338814" calcext:value-type="float">
            <text:p>338814</text:p>
          </table:table-cell>
          <table:table-cell office:value-type="float" office:value="353577" calcext:value-type="float">
            <text:p>353577</text:p>
          </table:table-cell>
          <table:table-cell office:value-type="float" office:value="340060" calcext:value-type="float">
            <text:p>340060</text:p>
          </table:table-cell>
        </table:table-row>
        <table:table-row table:style-name="ro4">
          <table:table-cell office:value-type="string" calcext:value-type="string">
            <text:p><text:a xlink:href="javascript:sym(3443)" xlink:type="simple">Xalapa-Enríquez</text:a> (Jalapa)</text:p>
          </table:table-cell>
          <table:table-cell office:value-type="string" calcext:value-type="string">
            <text:p>VER</text:p>
          </table:table-cell>
          <table:table-cell office:value-type="float" office:value="279451" calcext:value-type="float">
            <text:p>279451</text:p>
          </table:table-cell>
          <table:table-cell office:value-type="float" office:value="324081" calcext:value-type="float">
            <text:p>324081</text:p>
          </table:table-cell>
          <table:table-cell office:value-type="float" office:value="373372" calcext:value-type="float">
            <text:p>373372</text:p>
          </table:table-cell>
          <table:table-cell office:value-type="float" office:value="388161" calcext:value-type="float">
            <text:p>388161</text:p>
          </table:table-cell>
          <table:table-cell office:value-type="float" office:value="424766" calcext:value-type="float">
            <text:p>424766</text:p>
          </table:table-cell>
          <table:table-cell office:value-type="float" office:value="443063" calcext:value-type="float">
            <text:p>443063</text:p>
          </table:table-cell>
        </table:table-row>
        <table:table-row table:style-name="ro4">
          <table:table-cell office:value-type="string" calcext:value-type="string">
            <text:p><text:a xlink:href="javascript:sym(10117)" xlink:type="simple">Xico</text:a> (Valle de Chalco)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...</text:p>
          </table:table-cell>
          <table:table-cell office:value-type="float" office:value="286839" calcext:value-type="float">
            <text:p>286839</text:p>
          </table:table-cell>
          <table:table-cell office:value-type="float" office:value="322784" calcext:value-type="float">
            <text:p>322784</text:p>
          </table:table-cell>
          <table:table-cell office:value-type="float" office:value="331321" calcext:value-type="float">
            <text:p>331321</text:p>
          </table:table-cell>
          <table:table-cell office:value-type="float" office:value="356352" calcext:value-type="float">
            <text:p>356352</text:p>
          </table:table-cell>
          <table:table-cell office:value-type="float" office:value="384327" calcext:value-type="float">
            <text:p>384327</text:p>
          </table:table-cell>
        </table:table-row>
        <table:table-row table:style-name="ro2">
          <table:table-cell office:value-type="string" calcext:value-type="string">
            <text:p><text:a xlink:href="javascript:sym(3484)" xlink:type="simple">Zacatecas</text:a></text:p>
          </table:table-cell>
          <table:table-cell office:value-type="string" calcext:value-type="string">
            <text:p>ZAC</text:p>
          </table:table-cell>
          <table:table-cell office:value-type="float" office:value="100051" calcext:value-type="float">
            <text:p>100051</text:p>
          </table:table-cell>
          <table:table-cell office:value-type="float" office:value="109109" calcext:value-type="float">
            <text:p>109109</text:p>
          </table:table-cell>
          <table:table-cell office:value-type="float" office:value="114046" calcext:value-type="float">
            <text:p>114046</text:p>
          </table:table-cell>
          <table:table-cell office:value-type="float" office:value="123273" calcext:value-type="float">
            <text:p>123273</text:p>
          </table:table-cell>
          <table:table-cell office:value-type="float" office:value="129227" calcext:value-type="float">
            <text:p>129227</text:p>
          </table:table-cell>
          <table:table-cell office:value-type="float" office:value="138444" calcext:value-type="float">
            <text:p>138444</text:p>
          </table:table-cell>
        </table:table-row>
        <table:table-row table:style-name="ro2">
          <table:table-cell office:value-type="string" calcext:value-type="string">
            <text:p><text:a xlink:href="javascript:sym(3485)" xlink:type="simple">Zamora de Hidalgo</text:a></text:p>
          </table:table-cell>
          <table:table-cell office:value-type="string" calcext:value-type="string">
            <text:p>MIC</text:p>
          </table:table-cell>
          <table:table-cell office:value-type="float" office:value="109751" calcext:value-type="float">
            <text:p>109751</text:p>
          </table:table-cell>
          <table:table-cell office:value-type="float" office:value="121181" calcext:value-type="float">
            <text:p>121181</text:p>
          </table:table-cell>
          <table:table-cell office:value-type="float" office:value="124522" calcext:value-type="float">
            <text:p>124522</text:p>
          </table:table-cell>
          <table:table-cell office:value-type="float" office:value="131152" calcext:value-type="float">
            <text:p>131152</text:p>
          </table:table-cell>
          <table:table-cell office:value-type="float" office:value="141957" calcext:value-type="float">
            <text:p>141957</text:p>
          </table:table-cell>
          <table:table-cell office:value-type="float" office:value="154546" calcext:value-type="float">
            <text:p>154546</text:p>
          </table:table-cell>
        </table:table-row>
        <table:table-row table:style-name="ro2">
          <table:table-cell office:value-type="string" calcext:value-type="string">
            <text:p><text:a xlink:href="javascript:sym(3486)" xlink:type="simple">Zapopan</text:a></text:p>
          </table:table-cell>
          <table:table-cell office:value-type="string" calcext:value-type="string">
            <text:p>JAL</text:p>
          </table:table-cell>
          <table:table-cell office:value-type="float" office:value="668323" calcext:value-type="float">
            <text:p>668323</text:p>
          </table:table-cell>
          <table:table-cell office:value-type="float" office:value="850315" calcext:value-type="float">
            <text:p>850315</text:p>
          </table:table-cell>
          <table:table-cell office:value-type="float" office:value="948089" calcext:value-type="float">
            <text:p>948089</text:p>
          </table:table-cell>
          <table:table-cell office:value-type="float" office:value="1089414" calcext:value-type="float">
            <text:p>1089414</text:p>
          </table:table-cell>
          <table:table-cell office:value-type="float" office:value="1143168" calcext:value-type="float">
            <text:p>1143168</text:p>
          </table:table-cell>
          <table:table-cell office:value-type="float" office:value="1257547" calcext:value-type="float">
            <text:p>1257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39:03.037110200</meta:creation-date>
    <dc:date>2025-04-16T06:39:16.020215000</dc:date>
    <meta:editing-duration>PT13S</meta:editing-duration>
    <meta:editing-cycles>1</meta:editing-cycles>
    <meta:document-statistic meta:table-count="1" meta:cell-count="1040" meta:object-count="0"/>
    <meta:generator>LibreOffice/25.2.2.2$Windows_X86_64 LibreOffice_project/7370d4be9e3cf6031a51beef54ff3bda878e3fac</meta:generator>
  </office:meta>
</office:document-meta>
</file>